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48mm"/>
    </style:style>
    <style:style style:name="co2" style:family="table-column">
      <style:table-column-properties fo:break-before="auto" style:column-width="34.52mm"/>
    </style:style>
    <style:style style:name="co3" style:family="table-column">
      <style:table-column-properties fo:break-before="auto" style:column-width="70.01mm"/>
    </style:style>
    <style:style style:name="co4" style:family="table-column">
      <style:table-column-properties fo:break-before="auto" style:column-width="40.43mm"/>
    </style:style>
    <style:style style:name="co5" style:family="table-column">
      <style:table-column-properties fo:break-before="auto" style:column-width="33.55mm"/>
    </style:style>
    <style:style style:name="co6" style:family="table-column">
      <style:table-column-properties fo:break-before="auto" style:column-width="115.78mm"/>
    </style:style>
    <style:style style:name="co7" style:family="table-column">
      <style:table-column-properties fo:break-before="auto" style:column-width="99.9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desagregate_bdd_centrale-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new sourcepath</text:p>
          </table:table-cell>
          <table:table-cell office:value-type="string" calcext:value-type="string">
            <text:p>nb line bdd_centrale</text:p>
          </table:table-cell>
          <table:table-cell office:value-type="string" calcext:value-type="string">
            <text:p>old source.s</text:p>
          </table:table-cell>
          <table:table-cell office:value-type="string" calcext:value-type="string">
            <text:p>source type.s</text:p>
          </table:table-cell>
          <table:table-cell office:value-type="string" calcext:value-type="string">
            <text:p>nb old sourcepath.s</text:p>
          </table:table-cell>
          <table:table-cell office:value-type="string" calcext:value-type="string">
            <text:p>old sourcepath.s</text:p>
          </table:table-cell>
          <table:table-cell office:value-type="string" calcext:value-type="string">
            <text:p>columns remov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385_La_Rochelle_Imports_171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41 ETP 270/938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386_La_Rochelle_Imports_171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41 ETP 270/9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387_La_Rochelle_Imports_172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41 ETP 270/938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388_La_Rochelle_Imports_172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41 ETP 270/93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389_La_Rochelle_Imports_172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41 ETP 270/9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390_La_Rochelle_Imports_1723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41 ETP 270/9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391_La_Rochelle_Imports_172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41 ETP 270/939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392_La_Rochelle_Imports_1725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41 ETP 270/9392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393_La_Rochelle_Imports_172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41 ETP 270/9393;41 ETP 270/9392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394_La_Rochelle_Imports_1727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41 ETP 270/939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395_La_Rochelle_Imports_172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41 ETP 270/939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396_La_Rochelle_Imports_172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41 ETP 270/939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397_La_Rochelle_Imports_173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1 ETP 270/939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398_La_Rochelle_Imports_173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41 ETP 270/939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399_La_Rochelle_Imports_173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41 ETP 270/939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00_La_Rochelle_Imports_173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41 ETP 270/940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01_La_Rochelle_Imports_1734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41 ETP 270/940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02_La_Rochelle_Imports_173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1 ETP 270/9402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03_La_Rochelle_Imports_1736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41 ETP 270/9403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04_La_Rochelle_Imports_173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41 ETP 270/94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06_La_Rochelle_Imports_1738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41 ETP 270/94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07_La_Rochelle_Imports_173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41 ETP 270/940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08_La_Rochelle_Imports_174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41 ETP 270/940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09_La_Rochelle_Imports_174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1 ETP 270/940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10_La_Rochelle_Imports_1744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41 ETP 270/941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11_La_Rochelle_Imports_1746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41 ETP 270/941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12_La_Rochelle_Imports_174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41 ETP 270/9412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13_La_Rochelle_Imports_1748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41 ETP 270/9413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14_La_Rochelle_Imports_174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41 ETP 270/941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15_La_Rochelle_Imports_175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41 ETP 270/941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16_La_Rochelle_Imports_175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41 ETP 270/94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17_La_Rochelle_Imports_175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41 ETP 270/94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18_La_Rochelle_Imports_175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41 ETP 270/941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19_La_Rochelle_Imports_1754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41 ETP 270/941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20_La_Rochelle_Imports_175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41 ETP 270/942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21_La_Rochelle_Imports_175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41 ETP 270/9421;41 ETP 270/942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22_La_Rochelle_Imports_175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41 ETP 270/9422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23_La_Rochelle_Imports_175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41 ETP 270/9423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24_La_Rochelle_Imports_176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41 ETP 270/9424;41 ETP 270/9423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25_La_Rochelle_Imports_176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41 ETP 270/942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26_La_Rochelle_Imports_176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41 ETP 270/942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27_La_Rochelle_Imports_176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41 ETP 270/942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28_La_Rochelle_Imports_176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41 ETP 270/942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29_La_Rochelle_Imports_176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41 ETP 270/942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30_La_Rochelle_Imports_176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41 ETP 270/943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31_La_Rochelle_Imports_176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41 ETP 270/943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32_La_Rochelle_Imports_176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41 ETP 270/9432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33_La_Rochelle_Imports_177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41 ETP 270/9433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34_La_Rochelle_Imports_177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1 ETP 270/943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35_La_Rochelle_Imports_177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41 ETP 270/943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36_La_Rochelle_Imports_177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1 ETP 270/943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37_La_Rochelle_Imports_177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41 ETP 270/943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38_La_Rochelle_Imports_177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41 ETP 270/943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39_La_Rochelle_Imports_17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1 ETP 270/943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40_La_Rochelle_Imports_177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41 ETP 270/944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41_La_Rochelle_Imports_177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41 ETP 270/944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0_9442_La_Rochelle_Imports_178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41 ETP 270/9442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0/La Rochelle - Entré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43_La_Rochelle_Exports_171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D17 41 ETP 271/9443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45_La_Rochelle_Exports_171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D17 41 ETP 271/944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46_La_Rochelle_Exports_172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D17 41 ETP 271/944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48_La_Rochelle_Exports_172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D17 41 ETP 271/944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49_La_Rochelle_Exports_172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D17 41 ETP 271/944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50_La_Rochelle_Exports_172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D17 41 ETP 271/945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51_La_Rochelle_Exports_172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D17 41 ETP 271/945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52_La_Rochelle_Exports_172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D17 41 ETP 271/9452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53_La_Rochelle_Exports_172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D17 41 ETP 271/9453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54_La_Rochelle_Exports_172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D17 41 ETP 271/945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55_La_Rochelle_Exports_172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D17 41 ETP 271/945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56_La_Rochelle_Exports_1729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D17 41 ETP 271/945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57_La_Rochelle_Exports_173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D17 41 ETP 271/945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58_La_Rochelle_Exports_173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D17 41 ETP 271/945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59_La_Rochelle_Exports_173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D17 41 ETP 271/945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60_La_Rochelle_Exports_173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D17 41 ETP 271/946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61_La_Rochelle_Exports_1734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D17 41 ETP 271/946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62_La_Rochelle_Exports_173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D17 41 ETP 271/9462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63_La_Rochelle_Exports_173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D17 41 ETP 271/9463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64_La_Rochelle_Exports_173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D17 41 ETP 271/946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65_La_Rochelle_Exports_1738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AD17 41 ETP 271/946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66_La_Rochelle_Exports_1739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D17 41 ETP 271/946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67_La_Rochelle_Exports_174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D17 41 ETP 271/946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68_La_Rochelle_Exports_174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D17 41 ETP 271/946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69_La_Rochelle_Exports_1744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D17 41 ETP 271/946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70_La_Rochelle_Exports_174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AD17 41 ETP 271/947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71_La_Rochelle_Exports_174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D17 41 ETP 271/947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72_La_Rochelle_Exports_174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D17 41 ETP 271/9472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73_La_Rochelle_Exports_1749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D17 41 ETP 271/9473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74_La_Rochelle_Exports_175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D17 41 ETP 271/947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75_La_Rochelle_Exports_175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AD17 41 ETP 271/947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76_La_Rochelle_Exports_175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D17 41 ETP 271/947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77_La_Rochelle_Exports_1753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D17 41 ETP 271/947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78_La_Rochelle_Exports_1754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D17 41 ETP 271/947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79_La_Rochelle_Exports_175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D17 41 ETP 271/947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80_La_Rochelle_Exports_175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D17 41 ETP 271/948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81_La_Rochelle_Exports_175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D17 41 ETP 271/948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82_La_Rochelle_Exports_175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D17 41 ETP 271/9482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83_La_Rochelle_Exports_176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D17 41 ETP 271/9483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84_La_Rochelle_Exports_176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D17 41 ETP 271/948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85_La_Rochelle_Exports_176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D17 41 ETP 271/948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87_La_Rochelle_Exports_176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D17 41 ETP 271/948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88_La_Rochelle_Exports_176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D17 41 ETP 271/94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89_La_Rochelle_Exports_176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D17 41 ETP 271/94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90_La_Rochelle_Exports_176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D17 41 ETP 271/94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91_La_Rochelle_Exports_176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D17 41 ETP 271/949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92_La_Rochelle_Exports_177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D17 41 ETP 271/9492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93_La_Rochelle_Exports_177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D17 41 ETP 271/9493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94_La_Rochelle_Exports_177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AD17 41 ETP 271/949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95_La_Rochelle_Exports_177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D17 41 ETP 271/949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96_La_Rochelle_Exports_177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D17 41 ETP 271/949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97_La_Rochelle_Exports_177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D17 41 ETP 271/949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98_La_Rochelle_Exports_1776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D17 41 ETP 271/949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499_La_Rochelle_Exports_177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AD17 41 ETP 271/949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500_La_Rochelle_Exports_177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D17 41 ETP 271/950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17_41_ETP_271_9501_La_Rochelle_Exports_17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17 41 ETP 271/950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La Rochelle/41 ETP 271/La Rochelle - Sorties - 1718-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268_Bordeaux_Imports_171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AD33 C426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1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268_Bordeaux_Imports_172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D33 C426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2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268_Bordeaux_Imports_173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D33 C426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7.csv</text:p>
          </table:table-cell>
          <table:table-cell office:value-type="string" calcext:value-type="string">
            <text:p>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268_Bordeaux_Imports_1739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AD33 C426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9.csv</text:p>
          </table:table-cell>
          <table:table-cell office:value-type="string" calcext:value-type="string">
            <text:p>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269_Bordeaux_Imports_172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D33 C426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21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18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origine;unité pour les droits;leurvaleursubtotal_3;doubleaccounts;Largeur en lignes (pour tissu);leurvaleursubtotal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2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2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2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24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2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numrodeligne;quantité pour les droits;total;bureaux;leurvaleursubtotal_2;Droits unitaires;origine;unité pour les droits;leurvaleursubtotal_3;doubleaccounts;dataentryby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2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numrodeligne;quantité pour les droits;total;bureaux;leurvaleursubtotal_2;Droits unitaires;origine;unité pour les droits;leurvaleursubtotal_3;doubleaccounts;dataentryby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28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numrodeligne;quantité pour les droits;total;bureaux;leurvaleursubtotal_2;Droits unitaires;origine;unité pour les droits;leurvaleursubtotal_3;doubleaccounts;dataentryby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2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numrodeligne;quantité pour les droits;total;bureaux;leurvaleursubtotal_2;Droits unitaires;origine;unité pour les droits;leurvaleursubtotal_3;doubleaccounts;dataentryby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3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30-1778 (-).csv</text:p>
          </table:table-cell>
          <table:table-cell office:value-type="string" calcext:value-type="string">
            <text:p>unverified;doubleaccount;doubleaccounts_droitsdedouane;Unverified;total;bureaux;leurvaleursubtotal_2;origine;leurvaleursubtotal_3;doubleaccounts;Largeur en lignes (pour tissu);probleme;leurvaleursubtotal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3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numrodeligne;quantité pour les droits;total;bureaux;leurvaleursubtotal_2;Droits unitaires;origine;unité pour les droits;leurvaleursubtotal_3;doubleaccounts;dataentryby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3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/Bordeaux/Bordeaux - Sorties - 1718-1754 (-).csv;Local/Bordeaux/Bordeaux - Sorties - 1730-1778 (-).csv</text:p>
          </table:table-cell>
          <table:table-cell office:value-type="string" calcext:value-type="string">
            <text:p>doubleaccount;doubleaccounts_droitsdedouane;Unverified;total;bureaux;leurvaleursubtotal_2;origine;leurvaleursubtotal_3;doubleaccounts;Largeur en lignes (pour tissu);leurvaleursubtotal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3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numrodeligne;quantité pour les droits;total;bureaux;leurvaleursubtotal_2;Droits unitaires;origine;unité pour les droits;leurvaleursubtotal_3;doubleaccounts;dataentryby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3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numrodeligne;quantité pour les droits;total;bureaux;leurvaleursubtotal_2;Droits unitaires;origine;unité pour les droits;leurvaleursubtotal_3;doubleaccounts;dataentryby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3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30-1778 (-).csv</text:p>
          </table:table-cell>
          <table:table-cell office:value-type="string" calcext:value-type="string">
            <text:p>unverified;doubleaccount;doubleaccounts_droitsdedouane;Unverified;total;bureaux;leurvaleursubtotal_2;origine;leurvaleursubtotal_3;doubleaccounts;Largeur en lignes (pour tissu);probleme;leurvaleursubtotal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3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numrodeligne;quantité pour les droits;total;bureaux;leurvaleursubtotal_2;Droits unitaires;origine;unité pour les droits;leurvaleursubtotal_3;doubleaccounts;dataentryby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3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numrodeligne;quantité pour les droits;total;bureaux;leurvaleursubtotal_2;Droits unitaires;origine;unité pour les droits;leurvaleursubtotal_3;doubleaccounts;dataentryby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3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30-1778 (-).csv</text:p>
          </table:table-cell>
          <table:table-cell office:value-type="string" calcext:value-type="string">
            <text:p>unverified;doubleaccount;doubleaccounts_droitsdedouane;Unverified;total;bureaux;leurvaleursubtotal_2;origine;leurvaleursubtotal_3;doubleaccounts;Largeur en lignes (pour tissu);probleme;leurvaleursubtotal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3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Droits unitaires;origine;unité pour les droits;leurvaleursubtotal_3;doubleaccounts;dataentryby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4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30-1778 (-).csv</text:p>
          </table:table-cell>
          <table:table-cell office:value-type="string" calcext:value-type="string">
            <text:p>unverified;doubleaccount;doubleaccounts_droitsdedouane;Unverified;total;bureaux;leurvaleursubtotal_2;origine;leurvaleursubtotal_3;doubleaccounts;Largeur en lignes (pour tissu);probleme;leurvaleursubtotal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5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5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origine;unité pour les droits;leurvaleursubtotal_3;doubleaccounts;Largeur en lignes (pour tissu);leurvaleursubtotal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53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53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6_Bordeaux_Exports_1754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D33 C438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5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7_Bordeaux_Exports_1742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AD33 C438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numrodeligne;quantité pour les droits;total;bureaux;leurvaleursubtotal_2;Droits unitaires;origine;unité pour les droits;leurvaleursubtotal_3;doubleaccounts;dataentryby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7_Bordeaux_Exports_1743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AD33 C438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numrodeligne;quantité pour les droits;total;bureaux;leurvaleursubtotal_2;Droits unitaires;origine;unité pour les droits;leurvaleursubtotal_3;doubleaccounts;dataentryby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7_Bordeaux_Exports_174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AD33 C438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numrodeligne;quantité pour les droits;total;bureaux;leurvaleursubtotal_2;Droits unitaires;origine;unité pour les droits;leurvaleursubtotal_3;doubleaccounts;dataentryby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7_Bordeaux_Exports_174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D33 C438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30-1778 (-).csv</text:p>
          </table:table-cell>
          <table:table-cell office:value-type="string" calcext:value-type="string">
            <text:p>unverified;doubleaccount;doubleaccounts_droitsdedouane;Unverified;total;bureaux;leurvaleursubtotal_2;origine;leurvaleursubtotal_3;doubleaccounts;Largeur en lignes (pour tissu);probleme;leurvaleursubtotal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7_Bordeaux_Exports_174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D33 C438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30-1778 (-).csv</text:p>
          </table:table-cell>
          <table:table-cell office:value-type="string" calcext:value-type="string">
            <text:p>unverified;doubleaccount;doubleaccounts_droitsdedouane;Unverified;total;bureaux;leurvaleursubtotal_2;origine;leurvaleursubtotal_3;doubleaccounts;Largeur en lignes (pour tissu);probleme;leurvaleursubtotal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7_Bordeaux_Exports_174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D33 C438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numrodeligne;quantité pour les droits;total;bureaux;leurvaleursubtotal_2;Droits unitaires;origine;unité pour les droits;leurvaleursubtotal_3;doubleaccounts;dataentryby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7_Bordeaux_Exports_174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D33 C438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numrodeligne;quantité pour les droits;total;bureaux;leurvaleursubtotal_2;Droits unitaires;origine;unité pour les droits;leurvaleursubtotal_3;doubleaccounts;dataentryby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7_Bordeaux_Exports_1749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D33 C438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numrodeligne;quantité pour les droits;total;bureaux;leurvaleursubtotal_2;Droits unitaires;origine;unité pour les droits;leurvaleursubtotal_3;doubleaccounts;dataentryby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7_Bordeaux_Exports_175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D33 C438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30-1778 (-).csv</text:p>
          </table:table-cell>
          <table:table-cell office:value-type="string" calcext:value-type="string">
            <text:p>unverified;doubleaccount;doubleaccounts_droitsdedouane;Unverified;total;bureaux;leurvaleursubtotal_2;origine;leurvaleursubtotal_3;doubleaccounts;Largeur en lignes (pour tissu);probleme;leurvaleursubtotal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7_Bordeaux_Exports_1751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D33 C438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numrodeligne;quantité pour les droits;total;bureaux;leurvaleursubtotal_2;Droits unitaires;origine;unité pour les droits;leurvaleursubtotal_3;doubleaccounts;dataentryby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7_Bordeaux_Exports_175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D33 C438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numrodeligne;quantité pour les droits;total;bureaux;leurvaleursubtotal_2;Droits unitaires;origine;unité pour les droits;leurvaleursubtotal_3;doubleaccounts;dataentryby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7_Bordeaux_Exports_1753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D33 C438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numrodeligne;quantité pour les droits;total;bureaux;leurvaleursubtotal_2;Droits unitaires;origine;unité pour les droits;leurvaleursubtotal_3;doubleaccounts;dataentryby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7_Bordeaux_Exports_1754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D33 C438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18-1754 (-).csv</text:p>
          </table:table-cell>
          <table:table-cell office:value-type="string" calcext:value-type="string">
            <text:p>Droits totaux indiqués;doubleaccount;doubleaccounts_droitsdedouane;Unverified;numrodeligne;quantité pour les droits;total;bureaux;leurvaleursubtotal_2;Droits unitaires;origine;unité pour les droits;leurvaleursubtotal_3;doubleaccounts;dataentryby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7_Bordeaux_Exports_175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D33 C438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30-1778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7_Bordeaux_Exports_175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D33 C438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5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7_Bordeaux_Exports_175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D33 C438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57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7_Bordeaux_Exports_175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D33 C438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5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7_Bordeaux_Exports_175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D33 C438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5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7_Bordeaux_Exports_176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D33 C438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30-1778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8_Bordeaux_Exports_176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D33 C43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61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8_Bordeaux_Exports_176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D33 C43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30-1778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8_Bordeaux_Exports_176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D33 C43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30-1778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8_Bordeaux_Exports_17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33 C43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30-1778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8_Bordeaux_Exports_176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D33 C43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30-1778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8_Bordeaux_Exports_176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D33 C43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30-1778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8_Bordeaux_Exports_176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D33 C43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30-1778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8_Bordeaux_Exports_176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D33 C43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6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8_Bordeaux_Exports_176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D33 C43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30-1778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8_Bordeaux_Exports_177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D33 C4388</text:p>
          </table:table-cell>
          <table:table-cell office:value-type="string" calcext:value-type="string">
            <text:p>Lo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/Bordeaux/Bordeaux - Sorties - 1770.csv;Local/Bordeaux/Bordeaux - Sorties - 1730-1778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8_Bordeaux_Exports_177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D33 C43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77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8_Bordeaux_Exports_177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D33 C4388</text:p>
          </table:table-cell>
          <table:table-cell office:value-type="string" calcext:value-type="string">
            <text:p>Lo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/Bordeaux/Bordeaux - Entrées - 1777.csv;Local/Bordeaux/Bordeaux - Sorties - 1773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8_Bordeaux_Exports_177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D33 C43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30-1778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8_Bordeaux_Exports_177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D33 C43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30-1778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8_Bordeaux_Exports_1776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AD33 C43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30-1778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8_Bordeaux_Exports_1777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D33 C43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77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8_Bordeaux_Exports_1778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D33 C43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Sorties - 1730-1778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2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23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2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2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25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25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28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2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2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2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3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3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1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3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3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3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3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3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3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38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4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41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41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42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4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43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43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4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4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4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46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47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47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4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4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4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4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89_Bordeaux_Imports_175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AD33 C438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51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51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5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5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53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53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5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5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5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5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5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57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57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5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5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5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5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6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6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61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6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6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6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6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6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6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6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6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7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7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7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7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7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73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7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7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77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3_C4390_Bordeaux_Imports_178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D33 C43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ordeaux/Bordeaux - Entrées - 1730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4_C5488_Montpellier_Exports_17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D34 C54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ontpellier/Années_173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4_C5488_Montpellier_Exports_173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D34 C54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ontpellier/Années_173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4_C5488_Montpellier_Exports_173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AD34 C54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ontpellier/Années_173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4_C5488_Montpellier_Exports_173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D34 C54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ontpellier/Années_173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4_C5488_Montpellier_Exports_173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D34 C54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ontpellier/Années_173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4_C5488_Montpellier_Exports_173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D34 C54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ontpellier/Années_173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4_C5488_Montpellier_Exports_173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D34 C54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ontpellier/Années_1730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4_C5488_Montpellier_Imports_173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D34 C54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ontpellier/Années_173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4_C5488_Montpellier_Imports_173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34 C54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ontpellier/Années_173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4_C5488_Montpellier_Imports_173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D34 C54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ontpellier/Années_173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4_C5488_Montpellier_Imports_173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D34 C54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ontpellier/Années_173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4_C5488_Montpellier_Imports_17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D34 C54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ontpellier/Années_173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34_C5488_Montpellier_Imports_173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D34 C548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ontpellier/Années_173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Exports_1728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2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Exports_17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31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Exports_173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3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Exports_1734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3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Exports_1735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35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Exports_1736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3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Exports_1737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37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Exports_173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39.csv</text:p>
          </table:table-cell>
          <table:table-cell office:value-type="string" calcext:value-type="string">
            <text:p>Droits totaux indiqués;unverified;doubleaccount;doubleaccounts_droitsdedouane;Unverified;numrodeligne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Exports_1740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4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Exports_174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41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Exports_1742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4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Exports_1743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43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Exports_17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D44 C707;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4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Exports_1745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45 1746 1750 1755 1760 1762 1763 1764 1765 1767 1771 1774 1776 177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Exports_175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51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Exports_1752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AD 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52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Exports_1753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53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Exports_175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5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Exports_175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57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Exports_1778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78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Exports_177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AD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79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Imports_1730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0 1732 1735 1738 1740 1750 1755 1760 1762 1763 1764 1765 1767 1769 1771 1774 1775 177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Imports_1731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1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Imports_173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0 1732 1735 1738 1740 1750 1755 1760 1762 1763 1764 1765 1767 1769 1771 1774 1775 177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Imports_173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4.csv</text:p>
          </table:table-cell>
          <table:table-cell office:value-type="string" calcext:value-type="string">
            <text:p>Droits totaux indiqués;unverified;doubleaccount;doubleaccounts_droitsdedouane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Imports_173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0 1732 1735 1738 1740 1750 1755 1760 1762 1763 1764 1765 1767 1769 1771 1774 1775 177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Imports_173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AD 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6.csv</text:p>
          </table:table-cell>
          <table:table-cell office:value-type="string" calcext:value-type="string">
            <text:p>Droits totaux indiqués;unverified;doubleaccount;doubleaccounts_droitsdedouane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Imports_1737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7.csv</text:p>
          </table:table-cell>
          <table:table-cell office:value-type="string" calcext:value-type="string">
            <text:p>Droits totaux indiqués;unverified;doubleaccount;doubleaccounts_droitsdedouane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Imports_173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0 1732 1735 1738 1740 1750 1755 1760 1762 1763 1764 1765 1767 1769 1771 1774 1775 177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Imports_1739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9.csv</text:p>
          </table:table-cell>
          <table:table-cell office:value-type="string" calcext:value-type="string">
            <text:p>Droits totaux indiqués;unverified;doubleaccount;doubleaccounts_droitsdedouane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Imports_174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0 1732 1735 1738 1740 1750 1755 1760 1762 1763 1764 1765 1767 1769 1771 1774 1775 177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Imports_1741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41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Imports_174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AD 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42.csv</text:p>
          </table:table-cell>
          <table:table-cell office:value-type="string" calcext:value-type="string">
            <text:p>Droits totaux indiqués;unverified;doubleaccount;doubleaccounts_droitsdedouane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Imports_1743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D 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43.csv</text:p>
          </table:table-cell>
          <table:table-cell office:value-type="string" calcext:value-type="string">
            <text:p>Droits totaux indiqués;unverified;doubleaccount;doubleaccounts_droitsdedouane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Imports_1744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AD 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4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Imports_174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45 et 174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Nantes_Imports_174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45 et 174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Rennes_Exports_1714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 - 1714 - reconstructed.csv</text:p>
          </table:table-cell>
          <table:table-cell office:value-type="string" calcext:value-type="string">
            <text:p>Droits totaux indiqués;unverified;sheet;doubleaccounts_droitsdedouane;Unverified;numrodeligne;quantité pour les droits;total;bureaux;leurvaleursubtotal_2;Droits unitaires;origine;unité pour les droits;leurvaleursubtotal_3;doubleaccounts;dataentryby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Rennes_Exports_1747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Rennes_Imports_1714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14 - reconstructed.csv</text:p>
          </table:table-cell>
          <table:table-cell office:value-type="string" calcext:value-type="string">
            <text:p>Droits totaux indiqués;unverified;sheet;doubleaccount;doubleaccounts_droitsdedouane;Unverified;numrodeligne;quantité pour les droits;total;bureaux;leurvaleursubtotal_2;Droits unitaires;origine;unité pour les droits;leurvaleursubtotal_3;doubleaccounts;dataentryby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06_Rennes_Imports_174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D44 C70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47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-15_Nantes_Exports_1754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AD44 C716-1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5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-2_Nantes_Exports_1749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AD44 C716-2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4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-30_Nantes_Exports_175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D44 C716 n°3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5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-34_Nantes_Exports_175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D44 C716 n°3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5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Nantes_Exports_1746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45 1746 1750 1755 1760 1762 1763 1764 1765 1767 1771 1774 1776 177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Nantes_Exports_175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45 1746 1750 1755 1760 1762 1763 1764 1765 1767 1771 1774 1776 177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Nantes_Exports_1755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45 1746 1750 1755 1760 1762 1763 1764 1765 1767 1771 1774 1776 177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Nantes_Exports_176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45 1746 1750 1755 1760 1762 1763 1764 1765 1767 1771 1774 1776 177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Nantes_Exports_176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45 1746 1750 1755 1760 1762 1763 1764 1765 1767 1771 1774 1776 177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Nantes_Exports_1763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45 1746 1750 1755 1760 1762 1763 1764 1765 1767 1771 1774 1776 177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Nantes_Exports_1764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45 1746 1750 1755 1760 1762 1763 1764 1765 1767 1771 1774 1776 177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Nantes_Imports_1749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AD44 C716;AD 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49.csv</text:p>
          </table:table-cell>
          <table:table-cell office:value-type="string" calcext:value-type="string">
            <text:p>Droits totaux indiqués;unverified;doubleaccount;doubleaccounts_droitsdedouane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Nantes_Imports_1750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0 1732 1735 1738 1740 1750 1755 1760 1762 1763 1764 1765 1767 1769 1771 1774 1775 177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Nantes_Imports_1755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0 1732 1735 1738 1740 1750 1755 1760 1762 1763 1764 1765 1767 1769 1771 1774 1775 1776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Nantes_Imports_1756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D 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56.csv</text:p>
          </table:table-cell>
          <table:table-cell office:value-type="string" calcext:value-type="string">
            <text:p>Droits totaux indiqués;unverified;doubleaccount;doubleaccounts_droitsdedouane;quantité pour les droits;total;bureaux;leurvaleursubtotal_2;Droits unitaires;origine;unité pour les droits;leurvaleursubtotal_3;doubleaccounts;Largeur en lignes (pour tissu);problem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Nantes_Imports_175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58.csv</text:p>
          </table:table-cell>
          <table:table-cell office:value-type="string" calcext:value-type="string">
            <text:p>Droits totaux indiqués;unverified;doubleaccount;doubleaccounts_droitsdedouane;quantité pour les droits;total;bureaux;leurvaleursubtotal_2;Droits unitaires;origine;unité pour les droits;leurvaleursubtotal_3;doubleaccounts;Largeur en lignes (pour tissu);problem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Nantes_Imports_175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D 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59.csv</text:p>
          </table:table-cell>
          <table:table-cell office:value-type="string" calcext:value-type="string">
            <text:p>Droits totaux indiqués;unverified;doubleaccount;doubleaccounts_droitsdedouane;quantité pour les droits;total;bureaux;leurvaleursubtotal_2;Droits unitaires;origine;unité pour les droits;leurvaleursubtotal_3;doubleaccounts;Largeur en lignes (pour tissu);problem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Nantes_Imports_176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0 1732 1735 1738 1740 1750 1755 1760 1762 1763 1764 1765 1767 1769 1771 1774 1775 1776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Nantes_Imports_176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D 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61.csv</text:p>
          </table:table-cell>
          <table:table-cell office:value-type="string" calcext:value-type="string">
            <text:p>Droits totaux indiqués;unverified;doubleaccount;doubleaccounts_droitsdedouane;quantité pour les droits;total;bureaux;leurvaleursubtotal_2;Droits unitaires;origine;unité pour les droits;leurvaleursubtotal_3;doubleaccounts;Largeur en lignes (pour tissu);problem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Nantes_Imports_176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0 1732 1735 1738 1740 1750 1755 1760 1762 1763 1764 1765 1767 1769 1771 1774 1775 1776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Nantes_Imports_1763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0 1732 1735 1738 1740 1750 1755 1760 1762 1763 1764 1765 1767 1769 1771 1774 1775 177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Nantes_Imports_1764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0 1732 1735 1738 1740 1750 1755 1760 1762 1763 1764 1765 1767 1769 1771 1774 1775 177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Exports_1749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 - 174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Exports_1750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Exports_175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 - 1751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Exports_1753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 - 1753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Exports_1754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 - 175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Exports_1755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Exports_1756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 - 175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Exports_1757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 - 1757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Exports_175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 - 175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Exports_175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 - 175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Exports_176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Exports_176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 - 1761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Exports_176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Exports_1763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Exports_1764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Imports_1749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4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Imports_175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47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Imports_1752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5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Imports_1754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5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Imports_175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47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Imports_175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5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Imports_175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57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Imports_175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5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Imports_17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5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Imports_176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47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Imports_176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61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Imports_176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47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Imports_176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47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6_Rennes_Imports_176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D44 C716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47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-14_Nantes_Exports_1768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D44 C717_1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6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Exports_176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61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Exports_176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45 1746 1750 1755 1760 1762 1763 1764 1765 1767 1771 1774 1776 177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Exports_1766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6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Exports_1767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45 1746 1750 1755 1760 1762 1763 1764 1765 1767 1771 1774 1776 177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Exports_1769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6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Exports_177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70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Exports_1771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45 1746 1750 1755 1760 1762 1763 1764 1765 1767 1771 1774 1776 177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Exports_1772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72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Exports_1774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45 1746 1750 1755 1760 1762 1763 1764 1765 1767 1771 1774 1776 177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Exports_1776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45 1746 1750 1755 1760 1762 1763 1764 1765 1767 1771 1774 1776 177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Exports_1778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45 1746 1750 1755 1760 1762 1763 1764 1765 1767 1771 1774 1776 177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Imports_176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0 1732 1735 1738 1740 1750 1755 1760 1762 1763 1764 1765 1767 1769 1771 1774 1775 177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Imports_1766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D44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6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Imports_1767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0 1732 1735 1738 1740 1750 1755 1760 1762 1763 1764 1765 1767 1769 1771 1774 1775 1776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Imports_1769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0 1732 1735 1738 1740 1750 1755 1760 1762 1763 1764 1765 1767 1769 1771 1774 1775 1776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Imports_1770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D44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7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Imports_1771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0 1732 1735 1738 1740 1750 1755 1760 1762 1763 1764 1765 1767 1769 1771 1774 1775 177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Imports_1772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D44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7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Imports_177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0 1732 1735 1738 1740 1750 1755 1760 1762 1763 1764 1765 1767 1769 1771 1774 1775 177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Imports_1775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0 1732 1735 1738 1740 1750 1755 1760 1762 1763 1764 1765 1767 1769 1771 1774 1775 177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Imports_1776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30 1732 1735 1738 1740 1750 1755 1760 1762 1763 1764 1765 1767 1769 1771 1774 1775 177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Imports_1778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AD44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7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Nantes_Imports_1779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D44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Imports - 177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Exports_1765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Exports_1766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 - 176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Exports_1767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Exports_176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 - 176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Exports_176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Exports_177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Exports_177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 - 177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Exports_177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 - 1773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Exports_1774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Exports_1775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 - 1775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Exports_1776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Exports_1778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Exports_177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 - 177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Exports_178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Imports_176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47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Imports_176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47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Imports_176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47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Imports_176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6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Imports_1769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47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Imports_177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47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Imports_177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7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Imports_177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73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Imports_177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47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Imports_177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75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Imports_1776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47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Imports_1778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47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Imports_177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7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7_Rennes_Imports_178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D44 C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47-1780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44_C718_Rennes_Imports_1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44 C718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ennes/Rennes - Entrées - 1768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office:annotation draw:style-name="gr2" draw:text-style-name="P1" svg:width="28.99mm" svg:height="9.91mm" svg:x="94.47mm" svg:y="1737.03mm" draw:caption-point-x="-6.1mm" draw:caption-point-y="15.1mm">
              <dc:creator>GD</dc:creator>
              <dc:date>2019-02-12T00:00:00</dc:date>
              <text:p text:style-name="P2">Légère modification</text:p>
            </office:annotation>
            <text:p>AD44_C717_Nantes_Exports_17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 44 C 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70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office:annotation draw:style-name="gr2" draw:text-style-name="P1" svg:width="28.99mm" svg:height="9.91mm" svg:x="94.47mm" svg:y="1741.55mm" draw:caption-point-x="-6.1mm" draw:caption-point-y="15.1mm">
              <dc:creator>GD</dc:creator>
              <dc:date>2019-02-12T00:00:00</dc:date>
              <text:p text:style-name="P2">Légère modification</text:p>
            </office:annotation>
            <text:p>AD44_C717_Nantes_Exports_17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 44 C 717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Nantes/Nantes - Exports - 1772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unité pour les droits;leurvaleursubtotal_3;doubleaccounts;Largeur en lignes (pour tissu);problem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Exports_174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Exports_174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Exports_174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Exports_174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Exports_175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Exports_175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Exports_175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Exports_175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Exports_1754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Exports_175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Exports_175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Exports_1757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Exports_175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Exports_1759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Exports_176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Exports_1761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Exports_1762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Exports_176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Exports_1764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Imports_174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Imports_175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Imports_175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Imports_175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Imports_175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Imports_175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Imports_175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Imports_175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Imports_175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Imports_175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Imports_175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Imports_176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Imports_176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Imports_176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Imports_1763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4_Bayonne_Imports_176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D64 2 ETP 10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Exports_17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Exports_17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Exports_17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Exports_176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Exports_176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Exports_176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Exports_1769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Exports_177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Exports_177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Exports_177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Exports_177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Exports_1774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Exports_177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Exports_177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Exports_1779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Exports_178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sort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Imports_17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Imports_176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Imports_176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Imports_176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Imports_176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Imports_176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Imports_177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Imports_177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Imports_1772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Imports_177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Imports_177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Imports_177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Imports_177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Imports_177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Imports_177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Imports_177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64_2_ETP_105_Bayonne_Imports_178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D64 2 ETP 10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Bayonne/Bayonne-entré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76_7F97_via_Dardel_Rouen_Exports_17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D76 7F97 - via Dardel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xportations - via Dardel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value;unité pour les droits;leurvaleursubtotal_3;doubleaccounts;Largeur en lignes (pour tissu);probleme;prix_unitair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76_7F97_via_Dardel_Rouen_Exports_17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D76 7F97 - via Dardel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xportations - via Dardel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value;unité pour les droits;leurvaleursubtotal_3;doubleaccounts;Largeur en lignes (pour tissu);probleme;prix_unitair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76_7F97_via_Dardel_Rouen_Exports_17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D76 7F97 - via Dardel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xportations - via Dardel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value;unité pour les droits;leurvaleursubtotal_3;doubleaccounts;Largeur en lignes (pour tissu);probleme;prix_unitair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76_7F97_via_Dardel_Rouen_Exports_173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D76 7F97 - via Dardel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xportations - via Dardel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value;unité pour les droits;leurvaleursubtotal_3;doubleaccounts;Largeur en lignes (pour tissu);probleme;prix_unitair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76_7F97_via_Dardel_Rouen_Exports_173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76 7F97 - via Dardel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xportations - via Dardel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value;unité pour les droits;leurvaleursubtotal_3;doubleaccounts;Largeur en lignes (pour tissu);probleme;prix_unitair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76_7F97_via_Dardel_Rouen_Exports_175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AD76 7F97 - via Dardel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xportations - via Dardel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value;unité pour les droits;leurvaleursubtotal_3;doubleaccounts;Largeur en lignes (pour tissu);probleme;prix_unitair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76_7F97_via_Dardel_Rouen_Exports_1755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D76 7F97 - via Dardel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xportations - via Dardel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value;unité pour les droits;leurvaleursubtotal_3;doubleaccounts;Largeur en lignes (pour tissu);probleme;prix_unitair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76_7F97_via_Dardel_Rouen_Exports_176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AD76 7F97 - via Dardel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xportations - via Dardel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value;unité pour les droits;leurvaleursubtotal_3;doubleaccounts;Largeur en lignes (pour tissu);probleme;prix_unitair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76_7F97_via_Dardel_Rouen_Exports_1764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AD76 7F97 - via Dardel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xportations - via Dardel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value;unité pour les droits;leurvaleursubtotal_3;doubleaccounts;Largeur en lignes (pour tissu);probleme;prix_unitair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76_7F97_via_Dardel_Rouen_Exports_1766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D76 7F97 - via Dardel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xportations - via Dardel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value;unité pour les droits;leurvaleursubtotal_3;doubleaccounts;Largeur en lignes (pour tissu);probleme;prix_unitair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76_7F97_via_Dardel_Rouen_Exports_176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D76 7F97 - via Dardel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xportations - via Dardel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value;unité pour les droits;leurvaleursubtotal_3;doubleaccounts;Largeur en lignes (pour tissu);probleme;prix_unitair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76_7F97_via_Dardel_Rouen_Exports_1768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D76 7F97 - via Dardel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xportations - via Dardel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value;unité pour les droits;leurvaleursubtotal_3;doubleaccounts;Largeur en lignes (pour tissu);probleme;prix_unitair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76_7F97_via_Dardel_Rouen_Exports_176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D76 7F97 - via Dardel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xportations - via Dardel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value;unité pour les droits;leurvaleursubtotal_3;doubleaccounts;Largeur en lignes (pour tissu);probleme;prix_unitair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76_7F97_via_Dardel_Rouen_Exports_177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D76 7F97 - via Dardel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xportations - via Dardel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value;unité pour les droits;leurvaleursubtotal_3;doubleaccounts;Largeur en lignes (pour tissu);probleme;prix_unitair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76_7F97_via_Dardel_Rouen_Exports_177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D76 7F97 - via Dardel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xportations - via Dardel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value;unité pour les droits;leurvaleursubtotal_3;doubleaccounts;Largeur en lignes (pour tissu);probleme;prix_unitair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76_7F97_via_Dardel_Rouen_Exports_177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D76 7F97 - via Dardel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xportations - via Dardel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value;unité pour les droits;leurvaleursubtotal_3;doubleaccounts;Largeur en lignes (pour tissu);probleme;prix_unitair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76_7F97_via_Dardel_Rouen_Exports_177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D76 7F97 - via Dardel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xportations - via Dardel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value;unité pour les droits;leurvaleursubtotal_3;doubleaccounts;Largeur en lignes (pour tissu);probleme;prix_unitair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76_7F97_via_Dardel_Rouen_Exports_177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D76 7F97 - via Dardel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xportations - via Dardel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value;unité pour les droits;leurvaleursubtotal_3;doubleaccounts;Largeur en lignes (pour tissu);probleme;prix_unitair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76_7F97_via_Dardel_Rouen_Exports_177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D76 7F97 - via Dardel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xportations - via Dardel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value;unité pour les droits;leurvaleursubtotal_3;doubleaccounts;Largeur en lignes (pour tissu);probleme;prix_unitair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76_7F97_via_Dardel_Rouen_Exports_177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D76 7F97 - via Dardel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xportations - via Dardel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value;unité pour les droits;leurvaleursubtotal_3;doubleaccounts;Largeur en lignes (pour tissu);probleme;prix_unitair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F_F12_252_et_F12_1843B_Exports_17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AF F12 252 et F12 1843B</text:p>
          </table:table-cell>
          <table:table-cell office:value-type="string" calcext:value-type="string">
            <text:p>1792-both sem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Divers - in/Détail des I et X_1792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F_F12_252_et_F12_1843B_Imports_179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F F12 252 et F12 1843B</text:p>
          </table:table-cell>
          <table:table-cell office:value-type="string" calcext:value-type="string">
            <text:p>1792-both sem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Divers - in/Détail des I et X_179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OM_Col_F_2B_13_Colonies_Exports_1788</text:p>
          </table:table-cell>
          <table:table-cell office:value-type="float" office:value="6661" calcext:value-type="float">
            <text:p>6661</text:p>
          </table:table-cell>
          <table:table-cell office:value-type="string" calcext:value-type="string">
            <text:p>ANOM Col F 2B 13 (tableau 22);ANOM Col F 2B 13 (tableau 27);ANOM Col F 2B 13;ANOM Col F 2B 13 (tableau 23);ANOM Col F 2B 13 (tableau 20);ANOM Col F 2B 13 (tableaux 37 et 38);ANOM Col F 2B 13 (tableau 21);ANOM Col F 2B 13 (tableau 25);ANOM Col F 2B 13 (tableau 26);ANOM Col F 2B 13 (tableau 24);ANOM Col F 2B 13 (tableau 19)</text:p>
          </table:table-cell>
          <table:table-cell office:value-type="string" calcext:value-type="string">
            <text:p>National toutes directions partenaires manquants;Lo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tional toutes directions partenaires manquants/Colonies/1788 - La Rochelle - Exports colonies.csv;National toutes directions partenaires manquants/Colonies/1788 - Lille - Exports colonies.csv;National toutes directions partenaires manquants/Colonies/1788 - Petits Ports - Exports colonies.csv;National toutes directions partenaires manquants/Colonies/1788 - Marseille - Exports colonies.csv;National toutes directions partenaires manquants/Colonies/1788 - Bayonne - Exports colonies.csv;National toutes directions partenaires manquants/Colonies/1788 - Bordeaux - Exports colonies.csv;Local/Colonies/1788 - Commerce des colonies françaises d'Amérique avec l'étranger.csv;National toutes directions partenaires manquants/Colonies/1788 - Saint-Malo - Exports colonies.csv;National toutes directions partenaires manquants/Colonies/1788 - Le Havre - Exports colonies.csv;National toutes directions partenaires manquants/Colonies/1788 - Nantes - Exports colon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unité pour les droits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OM_Col_F_2B_13_Colonies_Imports_178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NOM Col F 2B 13 (tableaux 37 et 38)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Colonies/1788 - Commerce des colonies françaises d'Amérique avec l'étranger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quantit;leurvaleursubtotal_3;doubleaccounts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OM_Col_F_2B_14_Colonies_Exports_1787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ANOM Col F 2B 14 (tableau 16);ANOM Col F 2B 14 (tableau 25)</text:p>
          </table:table-cell>
          <table:table-cell office:value-type="string" calcext:value-type="string">
            <text:p>National toutes directions partenaires manquants;Lo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/Colonies/1787 - Commerce des colonies françaises d'Amérique avec l'étranger.csv;National toutes directions partenaires manquants/Colonies/1787 - Bordeaux - Exports colon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Droits unitaires;origine;unité pour les droits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OM_Col_F_2B_14_Colonies_Exports_1789</text:p>
          </table:table-cell>
          <table:table-cell office:value-type="float" office:value="4793" calcext:value-type="float">
            <text:p>4793</text:p>
          </table:table-cell>
          <table:table-cell office:value-type="string" calcext:value-type="string">
            <text:p>ANOM Col F 2B 14 (tableau 17);ANOM Col F 2B 14 (tableau 21);ANOM Col F 2B 14 (tableau 19);ANOM Col F 2B 14 (tableau 20);ANOM Col F 2B 14 (tableau 24);ANOM Col F 2B 14 (tableau 22);ANOM Col F 2B 14 (tableau 25);ANOM Col F 2B 14 (tableau 23);ANOM Col F 2B 14 (tableau 18)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ional toutes directions partenaires manquants/Colonies/1789 - Marseille - Exports colonies.csv;National toutes directions partenaires manquants/Colonies/1789 - Dunkerque - Exports colonies.csv;National toutes directions partenaires manquants/Colonies/1789 - La Rochelle - Exports colonies.csv;National toutes directions partenaires manquants/Colonies/1789 - Nantes - Exports colonies.csv;National toutes directions partenaires manquants/Colonies/1789 - Bayonne - Exports colonies.csv;National toutes directions partenaires manquants/Colonies/1789 - Le Havre - Exports colonies.csv;National toutes directions partenaires manquants/Colonies/1789 - Bordeaux - Exports colonies.csv;National toutes directions partenaires manquants/Colonies/1789 - Petits Ports - Exports colonies.csv;National toutes directions partenaires manquants/Colonies/1789 - Saint-Malo - Exports colon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Droits unitaires;unité pour les droits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OM_Col_F_2B_14_Colonies_Imports_178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NOM Col F 2B 14 (tableau 25)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Colonies/1787 - Commerce des colonies françaises d'Amérique avec l'étranger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Amiens_Exports_178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Auch_Exports_178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Bayonne_Exports_1789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Exports - Bayonne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unité pour les droits;leurvaleursubtotal_3;doubleaccounts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Besancon_Exports_1789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Exports - Besançon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unité pour les droits;leurvaleursubtotal_3;doubleaccounts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Bordeaux_Exports_1789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Caen_Exports_178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Chalons_Exports_1789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Exports - Chalons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unité pour les droits;leurvaleursubtotal_3;doubleaccounts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Charleville_Exports_1789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Exports - Charleville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unité pour les droits;leurvaleursubtotal_3;doubleaccounts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Grenoble_Exports_1789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Exports - Grenoble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La_Rochelle_Exports_178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Exports - La Rochelle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Lille_Exports_1789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Lorient_Exports_178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Exports - Lorient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Marseille_Exports_1789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Montpellier_Exports_1789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Exports - Montpellier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unité pour les droits;leurvaleursubtotal_3;doubleaccounts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Nantes_Exports_17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remarks;leurvaleursubtotal_2;Droits unitaires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Narbonne_Exports_1789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Exports - Narbonne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unité pour les droits;leurvaleursubtotal_3;doubleaccounts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Passeports_Exports_178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Exports - Passe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Rouen_Exports_1789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Saint-Quentin_Exports_17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remarks;leurvaleursubtotal_2;Droits unitaires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Saint_Malo_Exports_178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Exports - Saint-Malo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Soissons_Exports_17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Toulon_Exports_1789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Exports - Toulon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unité pour les droits;leurvaleursubtotal_3;doubleaccounts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6_Valenciennes_Exports_1789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AN F12 166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7_Auch_Imports_178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 F12 166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Imports - Auch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7_Bordeaux_Imports_1789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AN F12 166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7_Charleville_Imports_178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N F12 166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Imports - Charleville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7_Grenoble_Imports_178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N F12 166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Imports - Grenoble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7_La_Rochelle_Imports_1789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N F12 166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Imports - La Rochelle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7_Langres_Imports_178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N F12 166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Imports - Langres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7_Lille_Imports_1789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AN F12 166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7_Lorient_Imports_178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N F12 166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Imports - Lorient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7_Lyon_Imports_178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N F12 166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Imports - Lyon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7_Montpellier_Imports_178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N F12 166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Imports - Montpellier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7_Nantes_Imports_178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 F12 166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remarks;leurvaleursubtotal_2;Droits unitaires;origine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7_Narbonne_Imports_178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N F12 166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Imports - Narbonne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7_Passeport_du_roy_Imports_17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 F12 166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Imports - Passeport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7_Rouen_Imports_1789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AN F12 166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remarks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7_Saint-Malo_Imports_1789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N F12 166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Imports - Saint-Malo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7_Saint-Quentin_Imports_17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 F12 166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 toutes directions partenaires manquants/AN/F_12_1666 et 1667/1789.csv;National toutes directions partenaires manquants/AN/F_12_1666 et 1667/1789 - Imports - Saint-Quentin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7_Soissons_Imports_17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 F12 166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remarks;leurvaleursubtotal_2;Droits unitaires;origine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7_Toulon_Imports_1789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 F12 166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 - Imports - Toulon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667_Valenciennes_Imports_178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N F12 166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remarks;leurvaleursubtotal_2;Droits unitaires;origine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total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1667_et_Archives_de_la_CCI_de_Marseille_I_31_Marseille_Imports_178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 F12 1667 et Archives de la CCI de Marseille I 3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1666 et 1667/1789.csv</text:p>
          </table:table-cell>
          <table:table-cell office:value-type="string" calcext:value-type="string">
            <text:p>Droits totaux indiqués;unverified;doubleaccount;doubleaccounts_droitsdedouane;Unverified;quantité pour les droits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835_Angleterre_Exports_178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 F12 1835</text:p>
          </table:table-cell>
          <table:table-cell office:value-type="string" calcext:value-type="string">
            <text:p>National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partenaires manquants/Angleterre 1783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835_Angleterre_Exports_178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 F12 1835</text:p>
          </table:table-cell>
          <table:table-cell office:value-type="string" calcext:value-type="string">
            <text:p>National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partenaires manquants/Angleterre 178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835_Angleterre_Imports_178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 F12 1835</text:p>
          </table:table-cell>
          <table:table-cell office:value-type="string" calcext:value-type="string">
            <text:p>National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partenaires manquants/Angleterre 1783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835_Angleterre_Imports_17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 F12 1835</text:p>
          </table:table-cell>
          <table:table-cell office:value-type="string" calcext:value-type="string">
            <text:p>National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partenaires manquants/Angleterre 1784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835_Colonies_Imports_178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N F12 1835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AN Paris/F_12_1835_1788/1788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835_Etats-Unis_Exports_17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 F12 1835</text:p>
          </table:table-cell>
          <table:table-cell office:value-type="string" calcext:value-type="string">
            <text:p>National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partenaires manquants/Etats-Unis 1782 1783 1784 178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835_Etats-Unis_Exports_178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 F12 1835</text:p>
          </table:table-cell>
          <table:table-cell office:value-type="string" calcext:value-type="string">
            <text:p>National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partenaires manquants/Etats-Unis 1782 1783 1784 178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835_Etats-Unis_Exports_17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 F12 1835</text:p>
          </table:table-cell>
          <table:table-cell office:value-type="string" calcext:value-type="string">
            <text:p>National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partenaires manquants/Etats-Unis 1782 1783 1784 178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835_Etats-Unis_Exports_178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 F12 1835</text:p>
          </table:table-cell>
          <table:table-cell office:value-type="string" calcext:value-type="string">
            <text:p>National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partenaires manquants/Etats-Unis 1782 1783 1784 178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835_Etats-Unis_Imports_17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 F12 1835</text:p>
          </table:table-cell>
          <table:table-cell office:value-type="string" calcext:value-type="string">
            <text:p>National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partenaires manquants/Etats-Unis 1782 1783 1784 1786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835_Etats-Unis_Imports_17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 F12 1835</text:p>
          </table:table-cell>
          <table:table-cell office:value-type="string" calcext:value-type="string">
            <text:p>National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partenaires manquants/Etats-Unis 1782 1783 1784 178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835_Etats-Unis_Imports_17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 F12 1835</text:p>
          </table:table-cell>
          <table:table-cell office:value-type="string" calcext:value-type="string">
            <text:p>National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partenaires manquants/Etats-Unis 1782 1783 1784 178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835_Etats-Unis_Imports_17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 F12 1835</text:p>
          </table:table-cell>
          <table:table-cell office:value-type="string" calcext:value-type="string">
            <text:p>National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partenaires manquants/Etats-Unis 1782 1783 1784 178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direction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835_Exports_1788</text:p>
          </table:table-cell>
          <table:table-cell office:value-type="float" office:value="2783" calcext:value-type="float">
            <text:p>2783</text:p>
          </table:table-cell>
          <table:table-cell office:value-type="string" calcext:value-type="string">
            <text:p>AN F12 1835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AN Paris/F_12_1835_1788/1788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835_Imports_1788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AN F12 1835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AN Paris/F_12_1835_1788/1788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835_Russie_Exports_17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 F12 1835</text:p>
          </table:table-cell>
          <table:table-cell office:value-type="string" calcext:value-type="string">
            <text:p>National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partenaires manquants/Russie 1785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1835_Russie_Imports_17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 F12 1835</text:p>
          </table:table-cell>
          <table:table-cell office:value-type="string" calcext:value-type="string">
            <text:p>National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partenaires manquants/Russie 1785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42_Exports_1775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AN F12 242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AN Paris/F_12_242_1775/1775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42_Imports_1775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AN F12 242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AN Paris/F_12_242_1775/1775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43_Exports_1776</text:p>
          </table:table-cell>
          <table:table-cell office:value-type="float" office:value="2581" calcext:value-type="float">
            <text:p>2581</text:p>
          </table:table-cell>
          <table:table-cell office:value-type="string" calcext:value-type="string">
            <text:p>AN F12 243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AN Paris/F_12_243_1776/1776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43_Imports_1776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AN F12 243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AN Paris/F_12_243_1776/1776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45_Exports_1777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AN F12 245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AN Paris/F_12_245_1777/1777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45_Imports_1777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AN F12 245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AN Paris/F_12_245_1777/1777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46_Exports_1778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AN F12 246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AN Paris/F_12_246_1778/1778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46_Imports_1778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AN F12 246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AN Paris/F_12_246_1778/1778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47_Exports_1779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AN F12 247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AN Paris/F_12_247_1779/1779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47_Imports_1779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AN F12 247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AN Paris/F_12_247_1779/1779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48_Exports_1780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AN F12 248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AN Paris/F_12_248_1780/1780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48_Imports_1780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AN F12 248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AN Paris/F_12_248_1780/1780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49_Exports_1782</text:p>
          </table:table-cell>
          <table:table-cell office:value-type="float" office:value="4286" calcext:value-type="float">
            <text:p>4286</text:p>
          </table:table-cell>
          <table:table-cell office:value-type="string" calcext:value-type="string">
            <text:p>AN F12 249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AN Paris/F_12_249bis_1782/1782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49_Imports_1782</text:p>
          </table:table-cell>
          <table:table-cell office:value-type="float" office:value="3258" calcext:value-type="float">
            <text:p>3258</text:p>
          </table:table-cell>
          <table:table-cell office:value-type="string" calcext:value-type="string">
            <text:p>AN F12 249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AN Paris/F_12_249bis_1782/1782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leurvaleursubtotal_2;Droits unitaires;origine;unité pour les droits;quantit;direction;leurvaleursubtotal_3;Largeur en lignes (pour tissu);probleme;prix_unitaire;quantity_unit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leurvaleursubtotal_2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leurvaleursubtotal_2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leurvaleursubtotal_2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leurvaleursubtotal_2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leurvaleursubtotal_2;Droits unitaires;origine;unité pour les droits;direction;leurvaleursubtotal_3;Largeur en lignes (pour tissu);probleme;leurvaleursubtotal_1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leurvaleursubtotal_2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leurvaleursubtotal_2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leurvaleursubtotal_2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leurvaleursubtotal_2;Droits unitaires;origine;unité pour les droits;quantit;direction;leurvaleursubtotal_3;Largeur en lignes (pour tissu);probleme;prix_unitaire;quantity_unit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leurvaleursubtotal_2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leurvaleursubtotal_2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leurvaleursubtotal_2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leurvaleursubtotal_2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Droits unitaires;origine;unité pour les droits;direction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Imports_178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leurvaleursubtotal_2;Droits unitaires;origine;unité pour les droits;quantit;direction;leurvaleursubtotal_3;Largeur en lignes (pour tissu);probleme;prix_unitaire;quantity_unit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leurvaleursubtotal_2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leurvaleursubtotal_2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N_F12_250_Exports_178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N F12 250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F_12_250_1787/1787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leurvaleursubtotal_2;Droits unitaires;origine;unité pour les droits;direction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N_F12_251_Exports_1787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787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1788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788.csv</text:p>
          </table:table-cell>
          <table:table-cell office:value-type="string" calcext:value-type="string">
            <text:p>Droits totaux indiqués;unverified;doubleaccount;doubleaccounts_droitsdedouane;Unverified;quantité pour les droits;remarks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1789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789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1806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An14&amp;1806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1807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07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180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08.csv</text:p>
          </table:table-cell>
          <table:table-cell office:value-type="string" calcext:value-type="string">
            <text:p>Droits totaux indiqués;unverified;sheet;doubleaccount;doubleaccounts_droitsdedouane;Unverified;quantité pour les droit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1809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09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1810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10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1811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11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1812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12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1813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13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18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14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1815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15.csv</text:p>
          </table:table-cell>
          <table:table-cell office:value-type="string" calcext:value-type="string">
            <text:p>Droits totaux indiqués;unverified;sheet;doubleaccount;doubleaccounts_droitsdedouane;Unverified;quantité pour les droits;total;bureaux;leurvaleursubtotal_2;Droits unitaires;origine;unité pour les droits;quantit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1816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16.csv</text:p>
          </table:table-cell>
          <table:table-cell office:value-type="string" calcext:value-type="string">
            <text:p>Droits totaux indiqués;unverified;sheet;doubleaccount;doubleaccounts_droitsdedouane;Unverified;quantité pour les droits;total;bureaux;leurvaleursubtotal_2;Droits unitaires;origine;unité pour les droits;quantit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1817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17.csv</text:p>
          </table:table-cell>
          <table:table-cell office:value-type="string" calcext:value-type="string">
            <text:p>Droits totaux indiqués;unverified;sheet;doubleaccount;doubleaccounts_droitsdedouane;Unverified;quantité pour les droits;total;bureaux;leurvaleursubtotal_2;Droits unitaires;origine;unité pour les droits;quantit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1818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18.csv</text:p>
          </table:table-cell>
          <table:table-cell office:value-type="string" calcext:value-type="string">
            <text:p>Droits totaux indiqués;unverified;sheet;doubleaccount;doubleaccounts_droitsdedouane;Unverified;quantité pour les droits;total;bureaux;leurvaleursubtotal_2;Droits unitaires;origine;unité pour les droits;quantit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1819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Tableau de marchandises;Résum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/Résumé/AN/F_12_251/1819.csv;National/Tableau de marchandises/1819 -- AN_F12_251.csv</text:p>
          </table:table-cell>
          <table:table-cell office:value-type="string" calcext:value-type="string">
            <text:p>unverified;doubleaccount;Unverified;quantité pour les droits;total;bureaux;leurvaleursubtotal_2;Droits unitaires;origine;unité pour les droits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1820</text:p>
          </table:table-cell>
          <table:table-cell office:value-type="float" office:value="2931" calcext:value-type="float">
            <text:p>2931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20.csv</text:p>
          </table:table-cell>
          <table:table-cell office:value-type="string" calcext:value-type="string">
            <text:p>Droits totaux indiqués;unverified;sheet;doubleaccount;doubleaccounts_droitsdedouane;Unverified;quantité pour les droits;total;bureaux;leurvaleursubtotal_2;Droits unitaires;origine;unité pour les droits;quantit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1821</text:p>
          </table:table-cell>
          <table:table-cell office:value-type="float" office:value="3812" calcext:value-type="float">
            <text:p>3812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Tableau de marchandises;Résum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/Tableau de marchandises/1821 -- AN_F12_251.csv;National/Résumé/AN/F_12_251/1821.csv</text:p>
          </table:table-cell>
          <table:table-cell office:value-type="string" calcext:value-type="string">
            <text:p>unverified;doubleaccount;doubleaccounts_droitsdedouane;Unverified;quantité pour les droits;total;bureaux;leurvaleursubtotal_2;Droits unitaires;origine;unité pour les droits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182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Tableau des quantité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des quantités/1822 -- AN_F12_251.csv</text:p>
          </table:table-cell>
          <table:table-cell office:value-type="string" calcext:value-type="string">
            <text:p>unverified;doubleaccount;Unverified;quantité pour les droits;total;bureaux;leurvaleursubtotal_2;Droits unitaires;origine;unité pour les droits;direction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1823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Tableau des quantité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des quantités/1823 -- AN_F12_251.csv</text:p>
          </table:table-cell>
          <table:table-cell office:value-type="string" calcext:value-type="string">
            <text:p>unverified;doubleaccount;doubleaccounts_droitsdedouane;Unverified;quantité pour les droits;total;bureaux;leurvaleursubtotal_2;Droits unitaires;origine;unité pour les droits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An_10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An10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An_11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An11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An_12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An12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An_13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An13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An_5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An5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An_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An6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An_7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An7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An_8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An8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Exports_An_9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An9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1787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787.csv</text:p>
          </table:table-cell>
          <table:table-cell office:value-type="string" calcext:value-type="string">
            <text:p>Droits totaux indiqués;unverified;doubleaccount;doubleaccounts_droitsdedouane;Unverified;quantité pour les droits;remarks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1788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788.csv</text:p>
          </table:table-cell>
          <table:table-cell office:value-type="string" calcext:value-type="string">
            <text:p>Droits totaux indiqués;unverified;doubleaccount;doubleaccounts_droitsdedouane;Unverified;quantité pour les droits;remarks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1789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789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1806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An14&amp;1806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1807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07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1808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08.csv</text:p>
          </table:table-cell>
          <table:table-cell office:value-type="string" calcext:value-type="string">
            <text:p>Droits totaux indiqués;unverified;sheet;doubleaccount;doubleaccounts_droitsdedouane;Unverified;quantité pour les droit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1809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09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181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10.csv</text:p>
          </table:table-cell>
          <table:table-cell office:value-type="string" calcext:value-type="string">
            <text:p>Droits totaux indiqués;unverified;sheet;doubleaccount;doubleaccounts_droitsdedouane;Unverified;quantité pour les droit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1811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11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1812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12.csv</text:p>
          </table:table-cell>
          <table:table-cell office:value-type="string" calcext:value-type="string">
            <text:p>Droits totaux indiqués;unverified;sheet;doubleaccount;doubleaccounts_droitsdedouane;Unverified;quantité pour les droit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1813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13.csv</text:p>
          </table:table-cell>
          <table:table-cell office:value-type="string" calcext:value-type="string">
            <text:p>Droits totaux indiqués;unverified;sheet;doubleaccount;doubleaccounts_droitsdedouane;Unverified;quantité pour les droit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1814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14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1815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15.csv</text:p>
          </table:table-cell>
          <table:table-cell office:value-type="string" calcext:value-type="string">
            <text:p>Droits totaux indiqués;unverified;sheet;doubleaccount;doubleaccounts_droitsdedouane;Unverified;quantité pour les droits;total;bureaux;leurvaleursubtotal_2;Droits unitaires;origine;unité pour les droits;quantit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1816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16.csv</text:p>
          </table:table-cell>
          <table:table-cell office:value-type="string" calcext:value-type="string">
            <text:p>Droits totaux indiqués;unverified;sheet;doubleaccount;doubleaccounts_droitsdedouane;Unverified;quantité pour les droits;total;bureaux;leurvaleursubtotal_2;Droits unitaires;origine;unité pour les droits;quantit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1817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17.csv</text:p>
          </table:table-cell>
          <table:table-cell office:value-type="string" calcext:value-type="string">
            <text:p>Droits totaux indiqués;unverified;sheet;doubleaccount;doubleaccounts_droitsdedouane;Unverified;quantité pour les droits;total;bureaux;leurvaleursubtotal_2;Droits unitaires;origine;unité pour les droits;quantit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1818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18.csv</text:p>
          </table:table-cell>
          <table:table-cell office:value-type="string" calcext:value-type="string">
            <text:p>Droits totaux indiqués;unverified;sheet;doubleaccount;doubleaccounts_droitsdedouane;Unverified;quantité pour les droits;total;bureaux;leurvaleursubtotal_2;Droits unitaires;origine;unité pour les droits;quantit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1819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Tableau de marchandises;Résum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/Résumé/AN/F_12_251/1819.csv;National/Tableau de marchandises/1819 -- AN_F12_251.csv</text:p>
          </table:table-cell>
          <table:table-cell office:value-type="string" calcext:value-type="string">
            <text:p>unverified;doubleaccount;Unverified;quantité pour les droits;total;bureaux;leurvaleursubtotal_2;Droits unitaires;origine;unité pour les droits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182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1820.csv</text:p>
          </table:table-cell>
          <table:table-cell office:value-type="string" calcext:value-type="string">
            <text:p>Droits totaux indiqués;unverified;sheet;doubleaccount;doubleaccounts_droitsdedouane;Unverified;quantité pour les droits;total;bureaux;leurvaleursubtotal_2;Droits unitaires;origine;unité pour les droits;quantit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1821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Tableau de marchandises;Résum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/Tableau de marchandises/1821 -- AN_F12_251.csv;National/Résumé/AN/F_12_251/1821.csv</text:p>
          </table:table-cell>
          <table:table-cell office:value-type="string" calcext:value-type="string">
            <text:p>unverified;doubleaccount;doubleaccounts_droitsdedouane;Unverified;quantité pour les droits;total;bureaux;leurvaleursubtotal_2;Droits unitaires;origine;unité pour les droits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1822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Tableau des quantité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des quantités/1822 -- AN_F12_251.csv</text:p>
          </table:table-cell>
          <table:table-cell office:value-type="string" calcext:value-type="string">
            <text:p>unverified;doubleaccount;Unverified;quantité pour les droits;total;bureaux;leurvaleursubtotal_2;Droits unitaires;origine;unité pour les droits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1823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Tableau des quantité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des quantités/1823 -- AN_F12_251.csv</text:p>
          </table:table-cell>
          <table:table-cell office:value-type="string" calcext:value-type="string">
            <text:p>unverified;doubleaccount;Unverified;quantité pour les droits;total;bureaux;leurvaleursubtotal_2;Droits unitaires;origine;unité pour les droits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An_10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An10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An_11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An11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An_12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An12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An_13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An13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An_5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An5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An_6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An6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An_7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An7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An_8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An8.csv</text:p>
          </table:table-cell>
          <table:table-cell office:value-type="string" calcext:value-type="string">
            <text:p>Droits totaux indiqués;unverified;sheet;doubleaccount;doubleaccounts_droitsdedouane;Unverified;quantité pour les droit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1_Imports_An_9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AN F12 251</text:p>
          </table:table-cell>
          <table:table-cell office:value-type="string" calcext:value-type="string">
            <text:p>Résum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Résumé/AN/F_12_251/An9.csv</text:p>
          </table:table-cell>
          <table:table-cell office:value-type="string" calcext:value-type="string">
            <text:p>Droits totaux indiqués;unverified;sheet;doubleaccount;doubleaccounts_droitsdedouane;Unverified;quantité pour les droits;total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2_Exports_1792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N F12 252</text:p>
          </table:table-cell>
          <table:table-cell office:value-type="string" calcext:value-type="string">
            <text:p>1792-first semes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Divers - in/Résultats du CE 179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2_Imports_1792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AN F12 252</text:p>
          </table:table-cell>
          <table:table-cell office:value-type="string" calcext:value-type="string">
            <text:p>1792-first semes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Divers - in/Résultats du CE 179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2_et_F12_1843B_Exports_179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 F12 252 et F12 1843B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_179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252_et_F12_1843B_Imports_179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 F12 252 et F12 1843B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_179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835_Angleterre_Exports_178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N F12 835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835/Angleterre 1787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F12_835_Angleterre_Imports_1787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N F12 835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AN/F_12_835/Angleterre 1787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_Marine_B_7_514_et_ANOM_Col_F_2B_14_Colonies_Exports_1787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AN Marine B 7 514 et ANOM Col F 2B 14 (tableau 17);AN Marine B 7 514 et ANOM Col F 2B 14 (tableau 18);AN Marine B 7 514 et ANOM Col F 2B 14 (tableau 24);AN Marine B 7 514 et ANOM Col F 2B 14 (tableau 23);AN Marine B 7 514 et ANOM Col F 2B 14 (tableau 22);AN Marine B 7 514 et ANOM Col F 2B 14;AN Marine B 7 514 et ANOM Col F 2B 14 (tableau 21)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tional toutes directions partenaires manquants/Colonies/1787 - Bayonne - Exports colonies.csv;National toutes directions partenaires manquants/Colonies/1787 - La Rochelle - Exports colonies.csv;National toutes directions partenaires manquants/Colonies/1787 - Saint-Malo - Exports colonies.csv;National toutes directions partenaires manquants/Colonies/1787 - Nantes - Exports colonies.csv;National toutes directions partenaires manquants/Colonies/1787 - Le Havre - Exports colonies.csv;National toutes directions partenaires manquants/Colonies/1787 - Petits Ports - Exports colonies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PHP_Fond_Montyon_101FOSS_25_Levant_Imports_1771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Fond Montyon 101FOSS/25</text:p>
          </table:table-cell>
          <table:table-cell table:style-name="ce1" office:value-type="string" calcext:value-type="string">
            <text:p>National Partenaires Manqua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partenaires manquants/Levant - importations - 1771.csv</text:p>
          </table:table-cell>
          <table:table-cell table:style-name="ce1" office:value-type="string" calcext:value-type="string">
            <text:p>Droits totaux indiqués;doubleaccount;doubleaccounts_droitsdedouane;Unverified;quantité pour les droits;total;bureaux;leurvaleursubtotal_2;Droits unitaires;origine;unité pour les droits;direction;leurvaleursubtotal_3;doubleaccounts;Largeur en lignes (pour tissu);leurvaleursubtotal_1;remarks pour les droit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rchives_de_la_CCI_de_Marseille_I_21_Marseille_Exports_172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rchives de la CCI de Marseille - I 2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1/Marseille - Exports - 1725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1_Marseille_Exports_1726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rchives de la CCI de Marseille - I 2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1/Marseille - Exports - 172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1_Marseille_Exports_172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rchives de la CCI de Marseille - I 2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1/Marseille - Exports - 1727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1_Marseille_Exports_1728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rchives de la CCI de Marseille - I 2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1/Marseille - Exports - 172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1_Marseille_Exports_172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rchives de la CCI de Marseille - I 2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1/Marseille - Exports - 172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1_Marseille_Exports_173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rchives de la CCI de Marseille - I 2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1/Marseille-1730-174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1_Marseille_Exports_173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Archives de la CCI de Marseille - I 2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1/Marseille-1730-174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1_Marseille_Exports_1732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rchives de la CCI de Marseille - I 2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1/Marseille-1730-174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1_Marseille_Exports_173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rchives de la CCI de Marseille - I 2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1/Marseille-1730-174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1_Marseille_Exports_1735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rchives de la CCI de Marseille - I 2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1/Marseille-1730-174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1_Marseille_Exports_1736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rchives de la CCI de Marseille - I 2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1/Marseille-1730-174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1_Marseille_Exports_173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rchives de la CCI de Marseille - I 2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1/Marseille-1730-174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1_Marseille_Exports_1738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rchives de la CCI de Marseille - I 2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1/Marseille-1730-174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1_Marseille_Exports_1739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Archives de la CCI de Marseille - I 2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1/Marseille-1730-174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1_Marseille_Exports_1740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Archives de la CCI de Marseille - I 2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1/Marseille-1730-174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1_Marseille_Exports_1741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Archives de la CCI de Marseille - I 2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1/Marseille - Exports - 1741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1_Marseille_Exports_1743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Archives de la CCI de Marseille - I 2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1/Marseille - Exports - 1743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1_Marseille_Exports_1749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Archives de la CCI de Marseille - I 2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1/Marseille - Exports - 174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2_Marseille_Exports_1744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Archives de la CCI de Marseille - I 22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2/Marseille - Sorties - 174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2_Marseille_Exports_1745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Archives de la CCI de Marseille - I 22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2/Marseille - Exports - 1745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2_Marseille_Exports_1746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Archives de la CCI de Marseille - I 22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2/Marseille - Exports - 174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2_Marseille_Exports_1747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Archives de la CCI de Marseille - I 22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2/Marseille - Exports - 1747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2_Marseille_Exports_1750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Archives de la CCI de Marseille - I 22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2/Marseille - Exports - 175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3_Marseille_Exports_1751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Archives de la CCI de Marseille - I 23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3/Marseille - Exports - 1751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3_Marseille_Exports_1752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Archives de la CCI de Marseille - I 23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3/Marseille - Exports - 175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3_Marseille_Exports_1755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Archives de la CCI de Marseille - I 23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3/Marseille - Exports - 1755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3_Marseille_Exports_1756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Archives de la CCI de Marseille - I 23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3/Marseille - Exports - 175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3_Marseille_Exports_1759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Archives de la CCI de Marseille - I 23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3/Marseille - Exports - 175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3_Marseille_Exports_1760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Archives de la CCI de Marseille - I 23</text:p>
          </table:table-cell>
          <table:table-cell office:value-type="string" calcext:value-type="string">
            <text:p>Lo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/Marseille/Archives_de_la_CCI_de_Marseille-I23/Marseille - Exports - 1762.csv;Local/Marseille/Archives_de_la_CCI_de_Marseille-I23/Marseille - Exports - 1760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3_Marseille_Exports_1761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Archives de la CCI de Marseille - I 23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3/Marseille - Sorties - 1761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3_Marseille_Exports_1762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Archives de la CCI de Marseille - I 23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3/Marseille - Exports - 1762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3_Marseille_Exports_1764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Archives de la CCI de Marseille - I 23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3/Marseille - Exports - 176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4_Marseille_Exports_176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rchives de la CCI de Marseille - I 2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4/Marseille - Exports - 176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4_Marseille_Exports_1766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Archives de la CCI de Marseille - I 2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4/Marseille - Exports - 176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4_Marseille_Exports_1767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Archives de la CCI de Marseille - I 2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4/Marseille - Exports - 1767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4_Marseille_Exports_1768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Archives de la CCI de Marseille - I 2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4/Marseille - Sorties - 176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4_Marseille_Exports_1769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Archives de la CCI de Marseille - I 2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4/Marseille - Exports - 1769 (-)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4_Marseille_Exports_1770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Archives de la CCI de Marseille - I 2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4/Marseille - Exports - 177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4_Marseille_Exports_1774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Archives de la CCI de Marseille - I 2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4/Marseille - Exports - 1774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4_Marseille_Exports_1775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Archives de la CCI de Marseille - I 2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4/Marseille - Exports - 1775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4_Marseille_Exports_177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chives de la CCI de Marseille - I 2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4/Marseille - Exports - 1776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4_Marseille_Exports_1778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Archives de la CCI de Marseille - I 2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4/Marseille - Exports - 1778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4_Marseille_Exports_1779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Archives de la CCI de Marseille - I 2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4/Marseille - Exports - 1775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4_Marseille_Exports_1780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Archives de la CCI de Marseille - I 24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4/Marseille - Exports - 178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5_Marseille_Exports_1763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Archives de la CCI de Marseille - I 2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5/Marseille - Exports - 1763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5_Marseille_Exports_176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Archives de la CCI de Marseille - I 2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5/Marseille - Exports - 1765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5_Marseille_Exports_1772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Archives de la CCI de Marseille - I 2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5/Marseille - Sorties - 177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5_Marseille_Exports_1773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Archives de la CCI de Marseille - I 2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5/Marseille - Sorties - 1773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5_Marseille_Exports_1777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Archives de la CCI de Marseille - I 25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5/Marseille - Exports - 1777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9_Marseille_Imports_172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rchives de la CCI de Marseille - I 2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9/Marseille - Imports - 1725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;value_as_rep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9_Marseille_Imports_1726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rchives de la CCI de Marseille - I 2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9/Marseille - Imports - 172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9_Marseille_Imports_1727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rchives de la CCI de Marseille - I 2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9/Marseille - Imports - 1727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9_Marseille_Imports_172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rchives de la CCI de Marseille - I 2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9/Marseille - Imports - 172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9_Marseille_Imports_1729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rchives de la CCI de Marseille - I 2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9/Marseille - Imports - 172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9_Marseille_Imports_173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Archives de la CCI de Marseille - I 2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9/Marseille-173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9_Marseille_Imports_173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Archives de la CCI de Marseille - I 2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9/Marseille-1731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9_Marseille_Imports_173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rchives de la CCI de Marseille - I 2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9/Marseille-173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9_Marseille_Imports_1733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rchives de la CCI de Marseille - I 2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9/Marseille-1733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9_Marseille_Imports_1735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rchives de la CCI de Marseille - I 2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9/Marseille-1735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9_Marseille_Imports_1736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rchives de la CCI de Marseille - I 2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9/Marseille-173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9_Marseille_Imports_1737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Archives de la CCI de Marseille - I 2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9/Marseille-1737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9_Marseille_Imports_173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rchives de la CCI de Marseille - I 2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9/Marseille-173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9_Marseille_Imports_1739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Archives de la CCI de Marseille - I 2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9/Marseille-173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9_Marseille_Imports_174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Archives de la CCI de Marseille - I 2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9/Marseille-174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9_Marseille_Imports_1741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Archives de la CCI de Marseille - I 2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9/Marseille - Imports - 1741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9_Marseille_Imports_17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chives de la CCI de Marseille - I 2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9/Marseille - Imports - 174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9_Marseille_Imports_1743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Archives de la CCI de Marseille - I 2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9/Marseille - Imports - 1743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9_Marseille_Imports_1744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Archives de la CCI de Marseille - I 2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9/Marseille - Imports - 174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9_Marseille_Imports_1745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Archives de la CCI de Marseille - I 2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9/Marseille - Imports - 1745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29_Marseille_Imports_1758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Archives de la CCI de Marseille - I 29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29/Marseille - Imports - 175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0_Marseille_Imports_1746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Archives de la CCI de Marseille - I 3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0/Marseille - Imports - 174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0_Marseille_Imports_1747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rchives de la CCI de Marseille - I 3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0/Marseille - Imports - 1747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0_Marseille_Imports_1748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Archives de la CCI de Marseille - I 3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0/Marseille - Imports - 174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0_Marseille_Imports_1750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Archives de la CCI de Marseille - I 3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0/Marseille - Imports - 175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0_Marseille_Imports_1751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Archives de la CCI de Marseille - I 3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0/Marseille - Imports - 1751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0_Marseille_Imports_1752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rchives de la CCI de Marseille - I 3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0/Marseille - Imports - 175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0_Marseille_Imports_1753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Archives de la CCI de Marseille - I 3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0/Marseille - Imports - 1753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0_Marseille_Imports_1754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Archives de la CCI de Marseille - I 3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0/Marseille - Imports - 175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0_Marseille_Imports_1755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Archives de la CCI de Marseille - I 3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0/Marseille - Imports - 1755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0_Marseille_Imports_1756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Archives de la CCI de Marseille - I 3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0/Marseille - Imports - 175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0_Marseille_Imports_175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Archives de la CCI de Marseille - I 3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0/Marseille - Imports - 1757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0_Marseille_Imports_1759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Archives de la CCI de Marseille - I 3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0/Marseille - Imports - 175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1_Marseille_Imports_1761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Archives de la CCI de Marseille - I 3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1/Marseille - Imports - 1761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1_Marseille_Imports_1762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Archives de la CCI de Marseille - I 3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1/Marseille - Imports - 176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1_Marseille_Imports_1763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Archives de la CCI de Marseille - I 3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1/Marseille - Imports - 1763.csv</text:p>
          </table:table-cell>
          <table:table-cell office:value-type="string" calcext:value-type="string">
            <text:p>Droits totaux indiqués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1_Marseille_Imports_1764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Archives de la CCI de Marseille - I 3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1/Marseille - Imports - 176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1_Marseille_Imports_1765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Archives de la CCI de Marseille - I 3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1/Marseille - Imports - 1765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1_Marseille_Imports_17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chives de la CCI de Marseille - I 31</text:p>
          </table:table-cell>
          <table:table-cell office:value-type="string" calcext:value-type="string">
            <text:p>Lo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/Marseille/Archives_de_la_CCI_de_Marseille-I31/Marseille - Entrées - 1767.csv;Local/Marseille/Archives_de_la_CCI_de_Marseille-I31/Marseille - Imports - 176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1_Marseille_Imports_1767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Archives de la CCI de Marseille - I 3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1/Marseille - Entrées - 1767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1_Marseille_Imports_1768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Archives de la CCI de Marseille - I 3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1/Marseille - Imports - 1765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1_Marseille_Imports_1769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Archives de la CCI de Marseille - I 3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1/Marseille - Imports - 176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1_Marseille_Imports_1770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Archives de la CCI de Marseille - I 3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1/Marseille - Imports - 177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1_Marseille_Imports_1771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Archives de la CCI de Marseille - I 3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1/Marseille - Entrées - 1771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1_Marseille_Imports_1772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Archives de la CCI de Marseille - I 3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1/Marseille - Entrées - 177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1_Marseille_Imports_1773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Archives de la CCI de Marseille - I 3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1/Marseille - Entrées - 1773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1_Marseille_Imports_1774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Archives de la CCI de Marseille - I 3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1/Marseille - Entrées - 177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1_Marseille_Imports_1775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Archives de la CCI de Marseille - I 3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1/Marseille - Imports - 1775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1_Marseille_Imports_1776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Archives de la CCI de Marseille - I 3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1/Marseille - Entrées - 1776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1_Marseille_Imports_1777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Archives de la CCI de Marseille - I 3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1/Marseille - Imports - 1777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1_Marseille_Imports_1778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Archives de la CCI de Marseille - I 3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1/Marseille - Entrées - 1778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1_Marseille_Imports_1779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Archives de la CCI de Marseille - I 3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1/Marseille - Imports - 1779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Marseille_I_31_Marseille_Imports_178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Archives de la CCI de Marseille - I 31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Marseille/Archives_de_la_CCI_de_Marseille-I31/Marseille - Imports - 1780.csv</text:p>
          </table:table-cell>
          <table:table-cell office:value-type="string" calcext:value-type="string">
            <text:p>Droits totaux indiqués;doubleaccount;doubleaccounts_droitsdedouane;Unverified;quantité pour les droits;remark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110_Caen_Exports_176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rchives de la CCI de Rouen Carton VIII 11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Caen/Caen - Sorties 1767-69-7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110_Caen_Exports_176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chives de la CCI de Rouen Carton VIII 11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Caen/Caen - Sorties 1767-69-7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110_Caen_Exports_177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rchives de la CCI de Rouen Carton VIII 11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Caen/Caen - Sorties 1767-69-7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110_Rouen_Exports_1767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Archives de la CCI de Rouen Carton VIII 11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Sorties - 1767-69-7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110_Rouen_Exports_1769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Archives de la CCI de Rouen Carton VIII 11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Sorties - 1767-69-7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110_Rouen_Exports_1774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rchives de la CCI de Rouen Carton VIII 11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Sorties - 1767-69-7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110_Rouen_Imports_1767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Archives de la CCI de Rouen Carton VIII 11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ntrées - 1767-69-7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110_Rouen_Imports_1769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Archives de la CCI de Rouen Carton VIII 11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ntrées - 1767-69-7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110_Rouen_Imports_177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Archives de la CCI de Rouen Carton VIII 11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Entrées - 1767-69-74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Caen_Exports_173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rchives de la CCI de Rouen Carton VIII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Caen/Caen - 1730-1776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Caen_Exports_173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rchives de la CCI de Rouen Carton VIII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Caen/Caen - 1730-1776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Caen_Exports_17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rchives de la CCI de Rouen Carton VIII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Caen/Caen - 1730-1776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Caen_Exports_177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chives de la CCI de Rouen Carton VIII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Caen/Caen - 1730-1776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Caen_Exports_177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rchives de la CCI de Rouen Carton VIII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Caen/Caen - 1730-1776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Caen_Imports_173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rchives de la CCI de Rouen Carton VIII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Caen/Caen - 1730-1776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Caen_Imports_173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rchives de la CCI de Rouen Carton VIII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Caen/Caen - 1730-1776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Caen_Imports_173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rchives de la CCI de Rouen Carton VIII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Caen/Caen - 1730-1776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Caen_Imports_177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rchives de la CCI de Rouen Carton VIII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Caen/Caen - 1730-1776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Caen_Imports_1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rchives de la CCI de Rouen Carton VIII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Caen/Caen - 1730-1776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Rouen_Exports_173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Archives de la CCI de Rouen Carton VIII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1730-1776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Rouen_Exports_1732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Archives de la CCI de Rouen Carton VIII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1730-1776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Rouen_Exports_1738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Archives de la CCI de Rouen Carton VIII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1730-1776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Rouen_Exports_177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rchives de la CCI de Rouen Carton VIII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1730-1776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Rouen_Exports_1776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Archives de la CCI de Rouen Carton VIII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1730-1776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Rouen_Imports_173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Archives de la CCI de Rouen Carton VIII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1730-1776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Rouen_Imports_1732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Archives de la CCI de Rouen Carton VIII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1730-1776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Rouen_Imports_1738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Archives de la CCI de Rouen Carton VIII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1730-1776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Rouen_Imports_177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rchives de la CCI de Rouen Carton VIII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1730-1776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_de_la_CCI_de_Rouen_Carton_VIII_Rouen_Imports_1776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Archives de la CCI de Rouen Carton VIII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Rouen/Rouen - 1730-1776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Rouen_Montbret_155-1_Exports_1754</text:p>
          </table:table-cell>
          <table:table-cell office:value-type="float" office:value="4686" calcext:value-type="float">
            <text:p>4686</text:p>
          </table:table-cell>
          <table:table-cell office:value-type="string" calcext:value-type="string">
            <text:p>Montbret 155-1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Rouen/Bibliothèque Municipale Rouen/Ms Montbret 155-1/1754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quantit;direction;leurvaleursubtotal_3;Largeur en lignes (pour tissu);probleme;prix_unitaire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Rouen_Montbret_155-1_Exports_1755</text:p>
          </table:table-cell>
          <table:table-cell office:value-type="float" office:value="4529" calcext:value-type="float">
            <text:p>4529</text:p>
          </table:table-cell>
          <table:table-cell office:value-type="string" calcext:value-type="string">
            <text:p>Montbret 155-1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Rouen/Bibliothèque Municipale Rouen/Ms Montbret 155-1/1755.csv</text:p>
          </table:table-cell>
          <table:table-cell office:value-type="string" calcext:value-type="string">
            <text:p>Droits totaux indiqués;unverified;doubleaccount;doubleaccounts_droitsdedouane;Unverified;quantité pour les droits;total;bureaux;Droits unitaires;origine;unité pour les droits;quantit;direction;Largeur en lignes (pour tissu);probleme;prix_unitaire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Rouen_Montbret_155-1_Exports_1757</text:p>
          </table:table-cell>
          <table:table-cell office:value-type="float" office:value="4536" calcext:value-type="float">
            <text:p>4536</text:p>
          </table:table-cell>
          <table:table-cell office:value-type="string" calcext:value-type="string">
            <text:p>Montbret 155-1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Rouen/Bibliothèque Municipale Rouen/Ms Montbret 155-1/1757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quantit;direction;leurvaleursubtotal_3;Largeur en lignes (pour tissu);probleme;prix_unitaire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Rouen_Montbret_155-1_Exports_1761</text:p>
          </table:table-cell>
          <table:table-cell office:value-type="float" office:value="4361" calcext:value-type="float">
            <text:p>4361</text:p>
          </table:table-cell>
          <table:table-cell office:value-type="string" calcext:value-type="string">
            <text:p>Montbret 155-1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Rouen/Bibliothèque Municipale Rouen/Ms Montbret 155-1/1761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quantit;direction;leurvaleursubtotal_3;Largeur en lignes (pour tissu);probleme;prix_unitaire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Rouen_Montbret_155-1_Imports_1754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Montbret 155-1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Rouen/Bibliothèque Municipale Rouen/Ms Montbret 155-1/1754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quantit;direction;leurvaleursubtotal_3;Largeur en lignes (pour tissu);probleme;prix_unitaire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Rouen_Montbret_155-1_Imports_1755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Montbret 155-1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Rouen/Bibliothèque Municipale Rouen/Ms Montbret 155-1/1755.csv</text:p>
          </table:table-cell>
          <table:table-cell office:value-type="string" calcext:value-type="string">
            <text:p>Droits totaux indiqués;unverified;doubleaccount;doubleaccounts_droitsdedouane;Unverified;quantité pour les droits;total;bureaux;Droits unitaires;origine;unité pour les droits;quantit;direction;Largeur en lignes (pour tissu);probleme;prix_unitaire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Rouen_Montbret_155-1_Imports_1757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Montbret 155-1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Rouen/Bibliothèque Municipale Rouen/Ms Montbret 155-1/1757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quantit;direction;Largeur en lignes (pour tissu);probleme;prix_unitaire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Rouen_Montbret_155-1_Imports_1761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Montbret 155-1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Rouen/Bibliothèque Municipale Rouen/Ms Montbret 155-1/1761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quantit;direction;leurvaleursubtotal_3;Largeur en lignes (pour tissu);probleme;prix_unitaire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Rouen_Montbret_155-2_Exports_1759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Montbret 155-2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Rouen/Bibliothèque Municipale Rouen/Ms Montbret 155-2/1759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quantit;direction;leurvaleursubtotal_3;Largeur en lignes (pour tissu);probleme;prix_unitaire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Rouen_Montbret_155-2_Imports_1759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Montbret 155-2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Rouen/Bibliothèque Municipale Rouen/Ms Montbret 155-2/1759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quantit;direction;leurvaleursubtotal_3;Largeur en lignes (pour tissu);probleme;prix_unitaire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Rouen_Montbret_849_Exports_1752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Montbret 849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Rouen/Bibliothèque Municipale Rouen/Ms Montbret 849/1752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Rouen_Montbret_849_Exports_1772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Montbret 849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Rouen/Bibliothèque Municipale Rouen/Ms Montbret 849/1772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direction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Rouen_Montbret_849_Imports_1752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Montbret 849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Rouen/Bibliothèque Municipale Rouen/Ms Montbret 849/1752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Rouen_Montbret_849_Imports_1772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Montbret 849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Rouen/Bibliothèque Municipale Rouen/Ms Montbret 849/1772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direction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_Lyon_ms_1490_Lyon,_Grenoble_et_Valence_Exports_175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BM Lyon ms 1490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/Grenoble, Lyon &amp; Valence/Lyon Sorties 1752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_Rouen,_Fonds_BMRouen_Montbret,_155-1_(2e_partie)_Exports_1756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BM Rouen, Fonds Montbret, 155-1 (2e partie)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Rouen/Bibliothèque Municipale Rouen/Ms Montbret 155-1/1756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_Rouen,_Fonds_BMRouen_Montbret,_155-1_(2e_partie)_Imports_1756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BM Rouen, Fonds Montbret, 155-1 (2e partie)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Rouen/Bibliothèque Municipale Rouen/Ms Montbret 155-1/1756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_Rouen,_Fonds_BMRouen_Montbret,_155-2_Exports_1758</text:p>
          </table:table-cell>
          <table:table-cell office:value-type="float" office:value="4147" calcext:value-type="float">
            <text:p>4147</text:p>
          </table:table-cell>
          <table:table-cell office:value-type="string" calcext:value-type="string">
            <text:p>BM Rouen, Fonds Montbret, 155-2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Rouen/Bibliothèque Municipale Rouen/Ms Montbret 155-2/1758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quantit;direction;leurvaleursubtotal_3;Largeur en lignes (pour tissu);problem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_Rouen,_Fonds_BMRouen_Montbret,_155-2_Exports_1760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BM Rouen, Fonds Montbret, 155-2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Rouen/Bibliothèque Municipale Rouen/Ms Montbret 155-2/1760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quantit;direction;leurvaleursubtotal_3;Largeur en lignes (pour tissu);problem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_Rouen,_Fonds_BMRouen_Montbret,_155-2_Imports_1758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BM Rouen, Fonds Montbret, 155-2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Rouen/Bibliothèque Municipale Rouen/Ms Montbret 155-2/1758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quantit;direction;leurvaleursubtotal_3;Largeur en lignes (pour tissu);problem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_Rouen,_Fonds_BMRouen_Montbret,_155-2_Imports_1760</text:p>
          </table:table-cell>
          <table:table-cell office:value-type="float" office:value="2922" calcext:value-type="float">
            <text:p>2922</text:p>
          </table:table-cell>
          <table:table-cell office:value-type="string" calcext:value-type="string">
            <text:p>BM Rouen, Fonds Montbret, 155-2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Rouen/Bibliothèque Municipale Rouen/Ms Montbret 155-2/1760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quantit;direction;leurvaleursubtotal_3;Largeur en lignes (pour tissu);problem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NF_N._Acq._20538_Flandres_Exports_1749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BNF N. Acq. 20538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BNF&amp;StBrieuc/1749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NF_N._Acq._20538_Flandres_Imports_174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BNF N. Acq. 20538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BNF&amp;StBrieuc/1749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NF_N._Acq._20541_Danemark_Exports_174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NF N. Acq. 2054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BNF&amp;StBrieuc/1749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NF_N._Acq._20541_Danemark_Imports_174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NF N. Acq. 2054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BNF&amp;StBrieuc/1749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NF_N._Acq._20541_Suisse_Exports_1749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BNF N. Acq. 2054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BNF&amp;StBrieuc/1749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NF_N._Acq._20541_Suisse_Imports_1749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BNF N. Acq. 2054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BNF&amp;StBrieuc/1749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NF_N._Acq._20541_Suède_Exports_174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NF N. Acq. 2054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BNF&amp;StBrieuc/1749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NF_N._Acq._20541_Suède_Imports_174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NF N. Acq. 20541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BNF&amp;StBrieuc/1749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s_Gournay_M84_Guinée_Exports_175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Fonds Gournay - M84</text:p>
          </table:table-cell>
          <table:table-cell office:value-type="string" calcext:value-type="string">
            <text:p>National toutes directions tous partena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tous partenaires/Saint-Brieuc/1750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nds_Gournay_M84_Isles_Françaises_de_l'Amerique_Exports_1750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string" calcext:value-type="string">
            <text:p>Fonds Gournay - M84</text:p>
          </table:table-cell>
          <table:table-cell table:style-name="ce1" office:value-type="string" calcext:value-type="string">
            <text:p>National toutes directions tous partenai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toutes directions tous partenaires/Saint-Brieuc/1750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leurvaleursubtotal_2;Droits unitaires;origine;unité pour les droits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Fonds_Gournay_M84_Isles_Françaises_de_l'Amerique_Imports_1750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Fonds Gournay - M84</text:p>
          </table:table-cell>
          <table:table-cell table:style-name="ce1" office:value-type="string" calcext:value-type="string">
            <text:p>National toutes directions tous partenai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toutes directions tous partenaires/Saint-Brieuc/1750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Fonds_Gournay_M84_Isles_Françaises_de_l'Amerique_Imports_17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nds Gournay - M84</text:p>
          </table:table-cell>
          <table:table-cell table:style-name="ce1" office:value-type="string" calcext:value-type="string">
            <text:p>National toutes directions tous partenai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toutes directions tous partenaires/Saint-Brieuc/1750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Largeur en lignes (pour tissu);probleme;leurvaleursubtotal_1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Fonds_Gournay_M85_Espagne_Exports_1750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string" calcext:value-type="string">
            <text:p>Fonds Gournay - M85</text:p>
          </table:table-cell>
          <table:table-cell table:style-name="ce1" office:value-type="string" calcext:value-type="string">
            <text:p>National toutes directions tous partenai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toutes directions tous partenaires/Saint-Brieuc/1750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leurvaleursubtotal_2;Droits unitaires;origine;unité pour les droits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Fonds_Gournay_M85_Espagne_Imports_1750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string" calcext:value-type="string">
            <text:p>Fonds Gournay - M85</text:p>
          </table:table-cell>
          <table:table-cell table:style-name="ce1" office:value-type="string" calcext:value-type="string">
            <text:p>National toutes directions tous partenai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toutes directions tous partenaires/Saint-Brieuc/1750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leurvaleursubtotal_2;Droits unitaires;origine;unité pour les droits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Fonds_Gournay_M85_Espagne_Exports_1749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Fonds Gournay - M85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BNF&amp;StBrieuc/1749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s_Gournay_M85_Espagne_Imports_1749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Fonds Gournay - M85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BNF&amp;StBrieuc/1749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s_Gournay_M85_Italie_Exports_1750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Fonds Gournay - M85</text:p>
          </table:table-cell>
          <table:table-cell office:value-type="string" calcext:value-type="string">
            <text:p>National toutes directions tous partena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tous partenaires/Saint-Brieuc/1750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s_Gournay_M85_Italie_Imports_175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Fonds Gournay - M85</text:p>
          </table:table-cell>
          <table:table-cell office:value-type="string" calcext:value-type="string">
            <text:p>National toutes directions tous partena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tous partenaires/Saint-Brieuc/1750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nds_Gournay_M85_Portugal_Exports_1750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Fonds Gournay - M85</text:p>
          </table:table-cell>
          <table:table-cell table:style-name="ce1" office:value-type="string" calcext:value-type="string">
            <text:p>National toutes directions tous partenai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toutes directions tous partenaires/Saint-Brieuc/1750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leurvaleursubtotal_2;Droits unitaires;origine;unité pour les droits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Fonds_Gournay_M85_Portugal_Imports_175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Fonds Gournay - M85</text:p>
          </table:table-cell>
          <table:table-cell table:style-name="ce1" office:value-type="string" calcext:value-type="string">
            <text:p>National toutes directions tous partenai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toutes directions tous partenaires/Saint-Brieuc/1750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Fonds_Gournay_M85_Portugal_Exports_174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Fonds Gournay - M85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BNF&amp;StBrieuc/1749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s_Gournay_M85_Portugal_Imports_174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onds Gournay - M85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BNF&amp;StBrieuc/1749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nds_Gournay_M85_Savoie_Exports_175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onds Gournay - M85</text:p>
          </table:table-cell>
          <table:table-cell office:value-type="string" calcext:value-type="string">
            <text:p>National toutes directions tous partena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tous partenaires/Saint-Brieuc/1750.csv</text:p>
          </table:table-cell>
          <table:table-cell office:value-type="string" calcext:value-type="string">
            <text:p>Droits totaux indiqués;unverified;doubleaccount;doubleaccounts_droitsdedouane;Unverified;quantité pour les droits;remarks;bureaux;leurvaleursubtotal_2;Droits unitaires;origine;unité pour les droits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nds_Gournay_M85_Savoie_Imports_175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Fonds Gournay - M85</text:p>
          </table:table-cell>
          <table:table-cell office:value-type="string" calcext:value-type="string">
            <text:p>National toutes directions tous partena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tous partenaires/Saint-Brieuc/1750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nds_Gournay_M85_Suisse_Exports_1750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string" calcext:value-type="string">
            <text:p>Fonds Gournay - M85</text:p>
          </table:table-cell>
          <table:table-cell table:style-name="ce1" office:value-type="string" calcext:value-type="string">
            <text:p>National toutes directions tous partenai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toutes directions tous partenaires/Saint-Brieuc/1750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leurvaleursubtotal_2;Droits unitaires;origine;unité pour les droits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Fonds_Gournay_M85_Suisse_Imports_1750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Fonds Gournay - M85</text:p>
          </table:table-cell>
          <table:table-cell table:style-name="ce1" office:value-type="string" calcext:value-type="string">
            <text:p>National toutes directions tous partenai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toutes directions tous partenaires/Saint-Brieuc/1750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Fonds_Gournay_M86_Angleterre_Exports_1750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Fonds Gournay - M86</text:p>
          </table:table-cell>
          <table:table-cell office:value-type="string" calcext:value-type="string">
            <text:p>National toutes directions tous partena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tous partenaires/Saint-Brieuc/1750.csv</text:p>
          </table:table-cell>
          <table:table-cell office:value-type="string" calcext:value-type="string">
            <text:p>Droits totaux indiqués;unverified;doubleaccount;doubleaccounts_droitsdedouane;Unverified;quantité pour les droits;remarks;bureaux;leurvaleursubtotal_2;Droits unitaires;origine;unité pour les droits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s_Gournay_M86_Angleterre_Imports_175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Fonds Gournay - M86</text:p>
          </table:table-cell>
          <table:table-cell office:value-type="string" calcext:value-type="string">
            <text:p>National toutes directions tous partena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tous partenaires/Saint-Brieuc/1750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nds_Gournay_M86_Flandres_Exports_1750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Fonds Gournay - M86</text:p>
          </table:table-cell>
          <table:table-cell office:value-type="string" calcext:value-type="string">
            <text:p>National toutes directions tous partena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tous partenaires/Saint-Brieuc/1750.csv</text:p>
          </table:table-cell>
          <table:table-cell office:value-type="string" calcext:value-type="string">
            <text:p>Droits totaux indiqués;unverified;doubleaccount;doubleaccounts_droitsdedouane;Unverified;quantité pour les droits;remarks;bureaux;leurvaleursubtotal_2;Droits unitaires;origine;unité pour les droits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nds_Gournay_M86_Flandres_Imports_175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Fonds Gournay - M86</text:p>
          </table:table-cell>
          <table:table-cell office:value-type="string" calcext:value-type="string">
            <text:p>National toutes directions tous partena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tous partenaires/Saint-Brieuc/175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nds_Gournay_M86_Flandres_Exports_1751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Fonds Gournay - M8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Saint-Brieuc/1751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nds_Gournay_M86_Flandres_Imports_1751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Fonds Gournay - M86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Saint-Brieuc/1751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s_Gournay_M86_Hollande_Exports_175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Fonds Gournay - M86</text:p>
          </table:table-cell>
          <table:table-cell office:value-type="string" calcext:value-type="string">
            <text:p>National toutes directions tous partena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tous partenaires/Saint-Brieuc/1750.csv</text:p>
          </table:table-cell>
          <table:table-cell office:value-type="string" calcext:value-type="string">
            <text:p>Droits totaux indiqués;unverified;doubleaccount;doubleaccounts_droitsdedouane;Unverified;quantité pour les droits;remarks;bureaux;leurvaleursubtotal_2;Droits unitaires;origine;unité pour les droits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s_Gournay_M86_Hollande_Imports_1750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Fonds Gournay - M86</text:p>
          </table:table-cell>
          <table:table-cell office:value-type="string" calcext:value-type="string">
            <text:p>National toutes directions tous partena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tous partenaires/Saint-Brieuc/1750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nds_Gournay_M87_Allemagne_Imports_1750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string" calcext:value-type="string">
            <text:p>Fonds Gournay - M87</text:p>
          </table:table-cell>
          <table:table-cell table:style-name="ce1" office:value-type="string" calcext:value-type="string">
            <text:p>National toutes directions tous partenai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toutes directions tous partenaires/Saint-Brieuc/1750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leurvaleursubtotal_2;Droits unitaires;origine;unité pour les droits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Fonds_Gournay_M87_Allemagne_Exports_1750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string" calcext:value-type="string">
            <text:p>Fonds Gournay - M87</text:p>
          </table:table-cell>
          <table:table-cell table:style-name="ce1" office:value-type="string" calcext:value-type="string">
            <text:p>National toutes directions tous partenai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toutes directions tous partenaires/Saint-Brieuc/1750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bureaux;leurvaleursubtotal_2;Droits unitaires;origine;unité pour les droits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Fonds_Gournay_M87_Allemagne_Exports_1749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Fonds Gournay - M8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BNF&amp;StBrieuc/1749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s_Gournay_M87_Allemagne_Imports_1749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onds Gournay - M8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BNF&amp;StBrieuc/1749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s_Gournay_M87_Danemark_Exports_175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onds Gournay - M87</text:p>
          </table:table-cell>
          <table:table-cell office:value-type="string" calcext:value-type="string">
            <text:p>National toutes directions tous partena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tous partenaires/Saint-Brieuc/1750.csv</text:p>
          </table:table-cell>
          <table:table-cell office:value-type="string" calcext:value-type="string">
            <text:p>Droits totaux indiqués;unverified;doubleaccount;doubleaccounts_droitsdedouane;Unverified;quantité pour les droits;remarks;bureaux;leurvaleursubtotal_2;Droits unitaires;origine;unité pour les droits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s_Gournay_M87_Danemark_Imports_17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onds Gournay - M87</text:p>
          </table:table-cell>
          <table:table-cell office:value-type="string" calcext:value-type="string">
            <text:p>National toutes directions tous partena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tous partenaires/Saint-Brieuc/1750.csv</text:p>
          </table:table-cell>
          <table:table-cell office:value-type="string" calcext:value-type="string">
            <text:p>Droits totaux indiqués;unverified;doubleaccount;doubleaccounts_droitsdedouane;Unverified;quantité pour les droits;remarks;bureaux;leurvaleursubtotal_2;Droits unitaires;origine;unité pour les droits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nds_Gournay_M87_Nord_Exports_1750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string" calcext:value-type="string">
            <text:p>Fonds Gournay - M87</text:p>
          </table:table-cell>
          <table:table-cell table:style-name="ce1" office:value-type="string" calcext:value-type="string">
            <text:p>National toutes directions tous partenai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toutes directions tous partenaires/Saint-Brieuc/1750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leurvaleursubtotal_2;Droits unitaires;origine;unité pour les droits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Fonds_Gournay_M87_Nord_Imports_175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string" calcext:value-type="string">
            <text:p>Fonds Gournay - M87</text:p>
          </table:table-cell>
          <table:table-cell table:style-name="ce1" office:value-type="string" calcext:value-type="string">
            <text:p>National toutes directions tous partenai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toutes directions tous partenaires/Saint-Brieuc/1750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Fonds_Gournay_M87_Russie_Exports_174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onds Gournay - M8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BNF&amp;StBrieuc/1749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s_Gournay_M87_Russie_Exports_17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nds Gournay - M87</text:p>
          </table:table-cell>
          <table:table-cell office:value-type="string" calcext:value-type="string">
            <text:p>National toutes directions tous partena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tous partenaires/Saint-Brieuc/1750.csv</text:p>
          </table:table-cell>
          <table:table-cell office:value-type="string" calcext:value-type="string">
            <text:p>Droits totaux indiqués;unverified;doubleaccount;doubleaccounts_droitsdedouane;Unverified;quantité pour les droits;remarks;bureaux;leurvaleursubtotal_2;Droits unitaires;origine;unité pour les droits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s_Gournay_M87_Russie_Imports_17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nds Gournay - M87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BNF&amp;StBrieuc/1749 (-)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s_Gournay_M87_Russie_Imports_17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onds Gournay - M87</text:p>
          </table:table-cell>
          <table:table-cell office:value-type="string" calcext:value-type="string">
            <text:p>National toutes directions tous partena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tous partenaires/Saint-Brieuc/1750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nds_Gournay_M87_Suède_Exports_175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Fonds Gournay - M87</text:p>
          </table:table-cell>
          <table:table-cell table:style-name="ce1" office:value-type="string" calcext:value-type="string">
            <text:p>National toutes directions tous partenai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toutes directions tous partenaires/Saint-Brieuc/1750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bureaux;leurvaleursubtotal_2;Droits unitaires;origine;unité pour les droits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Fonds_Gournay_M87_Suède_Imports_1750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Fonds Gournay - M87</text:p>
          </table:table-cell>
          <table:table-cell table:style-name="ce1" office:value-type="string" calcext:value-type="string">
            <text:p>National toutes directions tous partenai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ional toutes directions tous partenaires/Saint-Brieuc/1750.csv</text:p>
          </table:table-cell>
          <table:table-cell table:style-name="ce1"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leurvaleursubtotal_3;Largeur en lignes (pour tissu);probleme;remarks pour les droit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IIHS-122A_Exports_1767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IIHS-122A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IIHS - Amsterdam/1767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quantit;direction;leurvaleursubtotal_3;Largeur en lignes (pour tissu);probleme;prix_unitaire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HS-122A_Imports_1767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IIHS-122A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IIHS - Amsterdam/1767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quantit;direction;leurvaleursubtotal_3;Largeur en lignes (pour tissu);probleme;prix_unitaire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HS-122C_Exports_1769</text:p>
          </table:table-cell>
          <table:table-cell office:value-type="float" office:value="2633" calcext:value-type="float">
            <text:p>2633</text:p>
          </table:table-cell>
          <table:table-cell office:value-type="string" calcext:value-type="string">
            <text:p>IIHS-122C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IIHS - Amsterdam/1769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quantit;direction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HS-122C_Imports_1769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IIHS-122C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IIHS - Amsterdam/1769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quantit;direction;leurvaleursubtotal_3;Largeur en lignes (pour tissu);probleme;prix_unitaire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HS-122E_Exports_1771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IIHS-122E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IIHS - Amsterdam/1771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HS-122E_Imports_1771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IIHS-122E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IIHS - Amsterdam/1771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HS-122G_Exports_1774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IIHS-122G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IIHS - Amsterdam/1774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HS-122G_Imports_177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IIHS-122G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IIHS - Amsterdam/1774.csv</text:p>
          </table:table-cell>
          <table:table-cell office:value-type="string" calcext:value-type="string">
            <text:p>Droits totaux indiqués;unverified;doubleaccount;doubleaccounts_droitsdedouane;Unverified;quantité pour les droits;bureaux;Droits unitaires;origine;unité pour les droits;direction;leurvaleursubtotal_3;Largeur en lignes (pour tissu);probleme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HS-133_Angleterre_Exports_1777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IIHS-133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IIHS-Amsterdam/Angleterre-1777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HS-133_Angleterre_Imports_177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IHS-133</text:p>
          </table:table-cell>
          <table:table-cell office:value-type="string" calcext:value-type="string">
            <text:p>National toutes directions partenaires manqu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 toutes directions partenaires manquants/IIHS-Amsterdam/Angleterre-1777.csv</text:p>
          </table:table-cell>
          <table:table-cell office:value-type="string" calcext:value-type="string">
            <text:p>Droits totaux indiqués;unverified;doubleaccount;doubleaccounts_droitsdedouane;Unverified;quantité pour les droits;total;bureaux;leurvaleursubtotal_2;Droits unitaires;origine;unité pour les droits;leurvaleursubtotal_3;doubleaccounts;Largeur en lignes (pour tissu)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HS_122B_Exports_1768</text:p>
          </table:table-cell>
          <table:table-cell office:value-type="float" office:value="2594" calcext:value-type="float">
            <text:p>2594</text:p>
          </table:table-cell>
          <table:table-cell office:value-type="string" calcext:value-type="string">
            <text:p>NEHA 122B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IIHS - Amsterdam/1768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HS_122B_Imports_1768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NEHA 122B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IIHS - Amsterdam/1768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HS_122D_Exports_1770</text:p>
          </table:table-cell>
          <table:table-cell office:value-type="float" office:value="2637" calcext:value-type="float">
            <text:p>2637</text:p>
          </table:table-cell>
          <table:table-cell office:value-type="string" calcext:value-type="string">
            <text:p>NEHA 122D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IIHS - Amsterdam/1770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HS_122D_Imports_1770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NEHA 122D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IIHS - Amsterdam/1770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quantit;direction;leurvaleursubtotal_3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HS_122F_Exports_1773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NEHA 122F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IIHS - Amsterdam/1773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HS_122F_Imports_1773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NEHA 122F</text:p>
          </table:table-cell>
          <table:table-cell office:value-type="string" calcext:value-type="string">
            <text:p>Objet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Objet Général/IIHS - Amsterdam/1773.csv</text:p>
          </table:table-cell>
          <table:table-cell office:value-type="string" calcext:value-type="string">
            <text:p>Droits totaux indiqués;unverified;doubleaccount;doubleaccounts_droitsdedouane;Unverified;quantité pour les droits;bureaux;leurvaleursubtotal_2;Droits unitaires;origine;unité pour les droits;direction;leurvaleursubtotal_3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5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5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6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7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7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7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7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7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7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8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Exports_178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7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7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7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8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o1957+Velde+IIHS-128_Imports_178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mano1957+Velde+IIHS-128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Général.csv</text:p>
          </table:table-cell>
          <table:table-cell office:value-type="string" calcext:value-type="string">
            <text:p>Droits totaux indiqués;unverified;sheet;doubleaccount;doubleaccounts_droitsdedouane;Unverified;quantité pour les droits;remarks;total;bureaux;leurvaleursubtotal_2;Droits unitaires;origine;unité pour les droits;quantit;direction;leurvaleursubtotal_3;dataentryby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bleau_Général_1839_Produits_Médicaux_Exports_1839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Tableau Général 1839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1839.csv</text:p>
          </table:table-cell>
          <table:table-cell office:value-type="string" calcext:value-type="string">
            <text:p>Droits totaux indiqués;unverified;doubleaccount;doubleaccounts_droitsdedouane;Unverified;numrodeligne;quantité pour les droits;remarks;bureaux;leurvaleursubtotal_2;Droits unitaires;origine;unité pour les droit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bleau_Général_1839_Produits_Médicaux_Imports_1839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Tableau Général 1839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1839.csv</text:p>
          </table:table-cell>
          <table:table-cell office:value-type="string" calcext:value-type="string">
            <text:p>Droits totaux indiqués;unverified;doubleaccount;doubleaccounts_droitsdedouane;Unverified;numrodeligne;quantité pour les droits;remarks;bureaux;leurvaleursubtotal_2;Droits unitaires;origine;unité pour les droit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bleau_décennal_Produits_Médicaux_Exports_18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ableau décennal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Décennal/1827-1836_exportations.csv</text:p>
          </table:table-cell>
          <table:table-cell office:value-type="string" calcext:value-type="string">
            <text:p>Droits totaux indiqués;unverified;doubleaccount;doubleaccounts_droitsdedouane;Unverified;numrodeligne;quantité pour les droits;remarks;bureaux;leurvaleursubtotal_2;Droits unitaires;origine;unité pour les droits;pay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bleau_décennal_Produits_Médicaux_Exports_18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ableau décennal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Décennal/1827-1836_exportations.csv</text:p>
          </table:table-cell>
          <table:table-cell office:value-type="string" calcext:value-type="string">
            <text:p>Droits totaux indiqués;unverified;doubleaccount;doubleaccounts_droitsdedouane;Unverified;numrodeligne;quantité pour les droits;remarks;bureaux;leurvaleursubtotal_2;Droits unitaires;origine;unité pour les droits;pay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bleau_décennal_Produits_Médicaux_Exports_18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ableau décennal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Décennal/1827-1836_exportations.csv</text:p>
          </table:table-cell>
          <table:table-cell office:value-type="string" calcext:value-type="string">
            <text:p>Droits totaux indiqués;unverified;doubleaccount;doubleaccounts_droitsdedouane;Unverified;numrodeligne;quantité pour les droits;remarks;bureaux;leurvaleursubtotal_2;Droits unitaires;origine;unité pour les droits;pay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bleau_décennal_Produits_Médicaux_Exports_18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ableau décennal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Décennal/1827-1836_exportations.csv</text:p>
          </table:table-cell>
          <table:table-cell office:value-type="string" calcext:value-type="string">
            <text:p>Droits totaux indiqués;unverified;doubleaccount;doubleaccounts_droitsdedouane;Unverified;numrodeligne;quantité pour les droits;remarks;bureaux;leurvaleursubtotal_2;Droits unitaires;origine;unité pour les droits;pay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bleau_décennal_Produits_Médicaux_Exports_18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ableau décennal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Décennal/1827-1836_exportations.csv</text:p>
          </table:table-cell>
          <table:table-cell office:value-type="string" calcext:value-type="string">
            <text:p>Droits totaux indiqués;unverified;doubleaccount;doubleaccounts_droitsdedouane;Unverified;numrodeligne;quantité pour les droits;remarks;bureaux;leurvaleursubtotal_2;Droits unitaires;origine;unité pour les droits;pay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bleau_décennal_Produits_Médicaux_Exports_18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ableau décennal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Décennal/1827-1836_exportations.csv</text:p>
          </table:table-cell>
          <table:table-cell office:value-type="string" calcext:value-type="string">
            <text:p>Droits totaux indiqués;unverified;doubleaccount;doubleaccounts_droitsdedouane;Unverified;numrodeligne;quantité pour les droits;remarks;bureaux;leurvaleursubtotal_2;Droits unitaires;origine;unité pour les droits;pay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bleau_décennal_Produits_Médicaux_Exports_183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ableau décennal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Décennal/1827-1836_exportations.csv</text:p>
          </table:table-cell>
          <table:table-cell office:value-type="string" calcext:value-type="string">
            <text:p>Droits totaux indiqués;unverified;doubleaccount;doubleaccounts_droitsdedouane;Unverified;numrodeligne;quantité pour les droits;remarks;bureaux;leurvaleursubtotal_2;Droits unitaires;origine;unité pour les droits;pay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bleau_décennal_Produits_Médicaux_Exports_183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ableau décennal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Décennal/1827-1836_exportations.csv</text:p>
          </table:table-cell>
          <table:table-cell office:value-type="string" calcext:value-type="string">
            <text:p>Droits totaux indiqués;unverified;doubleaccount;doubleaccounts_droitsdedouane;Unverified;numrodeligne;quantité pour les droits;remarks;bureaux;leurvaleursubtotal_2;Droits unitaires;origine;unité pour les droits;pay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bleau_décennal_Produits_Médicaux_Exports_183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ableau décennal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Décennal/1827-1836_exportations.csv</text:p>
          </table:table-cell>
          <table:table-cell office:value-type="string" calcext:value-type="string">
            <text:p>Droits totaux indiqués;unverified;doubleaccount;doubleaccounts_droitsdedouane;Unverified;numrodeligne;quantité pour les droits;remarks;bureaux;leurvaleursubtotal_2;Droits unitaires;origine;unité pour les droits;pay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bleau_décennal_Produits_Médicaux_Exports_18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ableau décennal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Décennal/1827-1836_exportations.csv</text:p>
          </table:table-cell>
          <table:table-cell office:value-type="string" calcext:value-type="string">
            <text:p>Droits totaux indiqués;unverified;doubleaccount;doubleaccounts_droitsdedouane;Unverified;numrodeligne;quantité pour les droits;remarks;bureaux;leurvaleursubtotal_2;Droits unitaires;origine;unité pour les droits;pay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bleau_décennal_Produits_Médicaux_Imports_18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bleau décennal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Décennal/1827-1836_importations.csv</text:p>
          </table:table-cell>
          <table:table-cell office:value-type="string" calcext:value-type="string">
            <text:p>Droits totaux indiqués;unverified;doubleaccount;doubleaccounts_droitsdedouane;Unverified;numrodeligne;quantité pour les droits;remarks;bureaux;leurvaleursubtotal_2;Droits unitaires;origine;unité pour les droits;pay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bleau_décennal_Produits_Médicaux_Imports_18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bleau décennal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Décennal/1827-1836_importations.csv</text:p>
          </table:table-cell>
          <table:table-cell office:value-type="string" calcext:value-type="string">
            <text:p>Droits totaux indiqués;unverified;doubleaccount;doubleaccounts_droitsdedouane;Unverified;numrodeligne;quantité pour les droits;remarks;bureaux;leurvaleursubtotal_2;Droits unitaires;origine;unité pour les droits;pay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bleau_décennal_Produits_Médicaux_Imports_182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bleau décennal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Décennal/1827-1836_importations.csv</text:p>
          </table:table-cell>
          <table:table-cell office:value-type="string" calcext:value-type="string">
            <text:p>Droits totaux indiqués;unverified;doubleaccount;doubleaccounts_droitsdedouane;Unverified;numrodeligne;quantité pour les droits;remarks;bureaux;leurvaleursubtotal_2;Droits unitaires;origine;unité pour les droits;pay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bleau_décennal_Produits_Médicaux_Imports_18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bleau décennal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Décennal/1827-1836_importations.csv</text:p>
          </table:table-cell>
          <table:table-cell office:value-type="string" calcext:value-type="string">
            <text:p>Droits totaux indiqués;unverified;doubleaccount;doubleaccounts_droitsdedouane;Unverified;numrodeligne;quantité pour les droits;remarks;bureaux;leurvaleursubtotal_2;Droits unitaires;origine;unité pour les droits;pay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bleau_décennal_Produits_Médicaux_Imports_18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bleau décennal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Décennal/1827-1836_importations.csv</text:p>
          </table:table-cell>
          <table:table-cell office:value-type="string" calcext:value-type="string">
            <text:p>Droits totaux indiqués;unverified;doubleaccount;doubleaccounts_droitsdedouane;Unverified;numrodeligne;quantité pour les droits;remarks;bureaux;leurvaleursubtotal_2;Droits unitaires;origine;unité pour les droits;pay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bleau_décennal_Produits_Médicaux_Imports_18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bleau décennal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Décennal/1827-1836_importations.csv</text:p>
          </table:table-cell>
          <table:table-cell office:value-type="string" calcext:value-type="string">
            <text:p>Droits totaux indiqués;unverified;doubleaccount;doubleaccounts_droitsdedouane;Unverified;numrodeligne;quantité pour les droits;remarks;bureaux;leurvaleursubtotal_2;Droits unitaires;origine;unité pour les droits;pay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bleau_décennal_Produits_Médicaux_Imports_183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bleau décennal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Décennal/1827-1836_importations.csv</text:p>
          </table:table-cell>
          <table:table-cell office:value-type="string" calcext:value-type="string">
            <text:p>Droits totaux indiqués;unverified;doubleaccount;doubleaccounts_droitsdedouane;Unverified;numrodeligne;quantité pour les droits;remarks;bureaux;leurvaleursubtotal_2;Droits unitaires;origine;unité pour les droits;pay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bleau_décennal_Produits_Médicaux_Imports_18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bleau décennal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Décennal/1827-1836_importations.csv</text:p>
          </table:table-cell>
          <table:table-cell office:value-type="string" calcext:value-type="string">
            <text:p>Droits totaux indiqués;unverified;doubleaccount;doubleaccounts_droitsdedouane;Unverified;numrodeligne;quantité pour les droits;remarks;bureaux;leurvaleursubtotal_2;Droits unitaires;origine;unité pour les droits;pay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bleau_décennal_Produits_Médicaux_Imports_18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bleau décennal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Décennal/1827-1836_importations.csv</text:p>
          </table:table-cell>
          <table:table-cell office:value-type="string" calcext:value-type="string">
            <text:p>Droits totaux indiqués;unverified;doubleaccount;doubleaccounts_droitsdedouane;Unverified;numrodeligne;quantité pour les droits;remarks;bureaux;leurvaleursubtotal_2;Droits unitaires;origine;unité pour les droits;pay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bleau_décennal_Produits_Médicaux_Imports_18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bleau décennal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Tableau Décennal/1827-1836_importations.csv</text:p>
          </table:table-cell>
          <table:table-cell office:value-type="string" calcext:value-type="string">
            <text:p>Droits totaux indiqués;unverified;doubleaccount;doubleaccounts_droitsdedouane;Unverified;numrodeligne;quantité pour les droits;remarks;bureaux;leurvaleursubtotal_2;Droits unitaires;origine;unité pour les droits;pays;direction;leurvaleursubtotal_3;doubleaccounts;Largeur en lignes (pour tissu);problem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EBER Commerce de la compagnie des Indes 1904</text:p>
          </table:table-cell>
          <table:table-cell table:style-name="ce2" office:value-type="string" calcext:value-type="string">
            <text:p>Tableau Génér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ational/Tableau Général/WEBER 1904 - Exports.csv</text:p>
          </table:table-cell>
          <table:table-cell table:style-name="ce2"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Largeur en lignes (pour tissu);probleme;prix_unitaire;leurvaleursubtotal_1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Expo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Ex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direction;leurvaleursubtotal_3;doubleaccounts;replace_computed_up;Largeur en lignes (pour tissu);probleme;prix_unitaire;leurvaleursubtotal_1;computed_value;remarks pour les droits;value_as_reported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BER_Commerce_de_la_compagnie_des_Indes_1904_Im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Commerce de la compagnie des Indes 1904</text:p>
          </table:table-cell>
          <table:table-cell office:value-type="string" calcext:value-type="string">
            <text:p>Tableau Géné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ional/Tableau Général/WEBER 1904 - Imports.csv</text:p>
          </table:table-cell>
          <table:table-cell office:value-type="string" calcext:value-type="string">
            <text:p>Droits totaux indiqués;unverified;doubleaccount;doubleaccounts_droitsdedouane;Unverified;quantité pour les droits;remarks;total;bureaux;leurvaleursubtotal_2;Droits unitaires;origine;unité pour les droits;quantit;direction;leurvaleursubtotal_3;doubleaccounts;Largeur en lignes (pour tissu);probleme;marchandises;prix_unitaire;leurvaleursubtotal_1;quantity_unit;remarks pour les droits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2T13:52:11.917094100</dc:date>
    <dc:creator>Guillaume Daudin</dc:creator>
    <meta:editing-duration>PT19M46S</meta:editing-duration>
    <meta:editing-cycles>4</meta:editing-cycles>
    <meta:generator>LibreOffice/6.0.2.1$MacOSX_X86_64 LibreOffice_project/f7f06a8f319e4b62f9bc5095aa112a65d2f3ac89</meta:generator>
    <meta:document-statistic meta:table-count="1" meta:cell-count="8386" meta:object-count="0"/>
  </office:meta>
</office:document-meta>
</file>